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khz" table:style-name="ta1">
        <table:shapes>
          <draw:frame draw:z-index="0" draw:style-name="gr1" draw:text-style-name="P1" svg:width="636.09pt" svg:height="443.65pt" svg:x="640.91pt" svg:y="15233.33pt">
            <loext:p draw:notify-on-update-of-ranges="20khz.A1:20khz.A1 20khz.A2:20khz.A1191 20khz.B1:20khz.B1 20khz.B2:20khz.B1191 20khz.A1:20khz.A1 20khz.A2:20khz.A1191 20khz.C1:20khz.C1 20khz.C2:20k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in 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00084" calcext:value-type="float">
            <text:p>0.0000008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00252" calcext:value-type="float">
            <text:p>0.0000025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00756" calcext:value-type="float">
            <text:p>0.0000075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00924" calcext:value-type="float">
            <text:p>0.0000092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01092" calcext:value-type="float">
            <text:p>0.0000109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01428" calcext:value-type="float">
            <text:p>0.0000142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01596" calcext:value-type="float">
            <text:p>0.0000159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01764" calcext:value-type="float">
            <text:p>0.0000176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01932" calcext:value-type="float">
            <text:p>0.0000193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02268" calcext:value-type="float">
            <text:p>0.0000226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0" calcext:value-type="float">
            <text:p>0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02436" calcext:value-type="float">
            <text:p>0.0000243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02604" calcext:value-type="float">
            <text:p>0.0000260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02772" calcext:value-type="float">
            <text:p>0.0000277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03108" calcext:value-type="float">
            <text:p>0.0000310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03276" calcext:value-type="float">
            <text:p>0.0000327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03444" calcext:value-type="float">
            <text:p>0.0000344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03612" calcext:value-type="float">
            <text:p>0.0000361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0378" calcext:value-type="float">
            <text:p>0.000037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03948" calcext:value-type="float">
            <text:p>0.0000394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04116" calcext:value-type="float">
            <text:p>0.0000411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04284" calcext:value-type="float">
            <text:p>0.0000428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04452" calcext:value-type="float">
            <text:p>0.0000445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0462" calcext:value-type="float">
            <text:p>0.000046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04788" calcext:value-type="float">
            <text:p>0.0000478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04956" calcext:value-type="float">
            <text:p>0.0000495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05124" calcext:value-type="float">
            <text:p>0.0000512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05292" calcext:value-type="float">
            <text:p>0.0000529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546" calcext:value-type="float">
            <text:p>0.000054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05628" calcext:value-type="float">
            <text:p>0.0000562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05796" calcext:value-type="float">
            <text:p>0.0000579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05964" calcext:value-type="float">
            <text:p>0.0000596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06132" calcext:value-type="float">
            <text:p>0.0000613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063" calcext:value-type="float">
            <text:p>0.000063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06468" calcext:value-type="float">
            <text:p>0.0000646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06636" calcext:value-type="float">
            <text:p>0.0000663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06804" calcext:value-type="float">
            <text:p>0.0000680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06972" calcext:value-type="float">
            <text:p>0.0000697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0714" calcext:value-type="float">
            <text:p>0.000071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07308" calcext:value-type="float">
            <text:p>0.0000730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07476" calcext:value-type="float">
            <text:p>0.0000747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07644" calcext:value-type="float">
            <text:p>0.0000764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07812" calcext:value-type="float">
            <text:p>0.0000781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0798" calcext:value-type="float">
            <text:p>0.000079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08148" calcext:value-type="float">
            <text:p>0.0000814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08316" calcext:value-type="float">
            <text:p>0.0000831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08484" calcext:value-type="float">
            <text:p>0.0000848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08652" calcext:value-type="float">
            <text:p>0.0000865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0882" calcext:value-type="float">
            <text:p>0.000088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8988" calcext:value-type="float">
            <text:p>0.0000898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09156" calcext:value-type="float">
            <text:p>0.0000915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09324" calcext:value-type="float">
            <text:p>0.0000932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09492" calcext:value-type="float">
            <text:p>0.0000949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0966" calcext:value-type="float">
            <text:p>0.000096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09828" calcext:value-type="float">
            <text:p>0.0000982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09996" calcext:value-type="float">
            <text:p>0.0000999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10164" calcext:value-type="float">
            <text:p>0.0001016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0332" calcext:value-type="float">
            <text:p>0.0001033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0668" calcext:value-type="float">
            <text:p>0.0001066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10836" calcext:value-type="float">
            <text:p>0.0001083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11004" calcext:value-type="float">
            <text:p>0.0001100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11172" calcext:value-type="float">
            <text:p>0.0001117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1134" calcext:value-type="float">
            <text:p>0.000113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11508" calcext:value-type="float">
            <text:p>0.0001150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11676" calcext:value-type="float">
            <text:p>0.0001167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11844" calcext:value-type="float">
            <text:p>0.0001184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12012" calcext:value-type="float">
            <text:p>0.0001201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1218" calcext:value-type="float">
            <text:p>0.000121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12348" calcext:value-type="float">
            <text:p>0.0001234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12516" calcext:value-type="float">
            <text:p>0.0001251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12684" calcext:value-type="float">
            <text:p>0.0001268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2852" calcext:value-type="float">
            <text:p>0.0001285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302" calcext:value-type="float">
            <text:p>0.000130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13188" calcext:value-type="float">
            <text:p>0.0001318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13356" calcext:value-type="float">
            <text:p>0.0001335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13524" calcext:value-type="float">
            <text:p>0.0001352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13692" calcext:value-type="float">
            <text:p>0.0001369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1386" calcext:value-type="float">
            <text:p>0.000138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14028" calcext:value-type="float">
            <text:p>0.0001402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14196" calcext:value-type="float">
            <text:p>0.0001419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14364" calcext:value-type="float">
            <text:p>0.0001436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14532" calcext:value-type="float">
            <text:p>0.0001453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147" calcext:value-type="float">
            <text:p>0.000147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14868" calcext:value-type="float">
            <text:p>0.0001486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15036" calcext:value-type="float">
            <text:p>0.0001503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15204" calcext:value-type="float">
            <text:p>0.0001520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15372" calcext:value-type="float">
            <text:p>0.0001537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1554" calcext:value-type="float">
            <text:p>0.000155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15708" calcext:value-type="float">
            <text:p>0.0001570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15876" calcext:value-type="float">
            <text:p>0.0001587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16044" calcext:value-type="float">
            <text:p>0.0001604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16212" calcext:value-type="float">
            <text:p>0.0001621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1638" calcext:value-type="float">
            <text:p>0.000163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16548" calcext:value-type="float">
            <text:p>0.0001654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16716" calcext:value-type="float">
            <text:p>0.0001671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16884" calcext:value-type="float">
            <text:p>0.0001688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17052" calcext:value-type="float">
            <text:p>0.0001705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1722" calcext:value-type="float">
            <text:p>0.000172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0" calcext:value-type="float">
            <text:p>0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17388" calcext:value-type="float">
            <text:p>0.0001738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17556" calcext:value-type="float">
            <text:p>0.000175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17724" calcext:value-type="float">
            <text:p>0.0001772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17892" calcext:value-type="float">
            <text:p>0.0001789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1806" calcext:value-type="float">
            <text:p>0.000180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18228" calcext:value-type="float">
            <text:p>0.0001822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18396" calcext:value-type="float">
            <text:p>0.0001839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18564" calcext:value-type="float">
            <text:p>0.0001856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18732" calcext:value-type="float">
            <text:p>0.0001873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19068" calcext:value-type="float">
            <text:p>0.0001906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19236" calcext:value-type="float">
            <text:p>0.0001923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19404" calcext:value-type="float">
            <text:p>0.0001940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019572" calcext:value-type="float">
            <text:p>0.0001957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1974" calcext:value-type="float">
            <text:p>0.000197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19908" calcext:value-type="float">
            <text:p>0.0001990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0" calcext:value-type="float">
            <text:p>0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20076" calcext:value-type="float">
            <text:p>0.0002007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20244" calcext:value-type="float">
            <text:p>0.0002024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20412" calcext:value-type="float">
            <text:p>0.0002041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51457286" calcext:value-type="float">
            <text:p>0.051457286</text:p>
          </table:table-cell>
        </table:table-row>
        <table:table-row table:style-name="ro1">
          <table:table-cell office:value-type="float" office:value="0.0002058" calcext:value-type="float">
            <text:p>0.000205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20748" calcext:value-type="float">
            <text:p>0.0002074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20916" calcext:value-type="float">
            <text:p>0.0002091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21084" calcext:value-type="float">
            <text:p>0.0002108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21252" calcext:value-type="float">
            <text:p>0.0002125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2142" calcext:value-type="float">
            <text:p>0.000214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21588" calcext:value-type="float">
            <text:p>0.0002158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021756" calcext:value-type="float">
            <text:p>0.0002175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21924" calcext:value-type="float">
            <text:p>0.0002192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22092" calcext:value-type="float">
            <text:p>0.0002209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2226" calcext:value-type="float">
            <text:p>0.000222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0" calcext:value-type="float">
            <text:p>0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22428" calcext:value-type="float">
            <text:p>0.0002242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22596" calcext:value-type="float">
            <text:p>0.0002259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22764" calcext:value-type="float">
            <text:p>0.0002276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22932" calcext:value-type="float">
            <text:p>0.0002293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231" calcext:value-type="float">
            <text:p>0.000231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3268" calcext:value-type="float">
            <text:p>0.0002326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23436" calcext:value-type="float">
            <text:p>0.0002343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23604" calcext:value-type="float">
            <text:p>0.0002360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23772" calcext:value-type="float">
            <text:p>0.0002377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2394" calcext:value-type="float">
            <text:p>0.000239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24108" calcext:value-type="float">
            <text:p>0.0002410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24276" calcext:value-type="float">
            <text:p>0.0002427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24444" calcext:value-type="float">
            <text:p>0.0002444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24612" calcext:value-type="float">
            <text:p>0.0002461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2478" calcext:value-type="float">
            <text:p>0.000247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24948" calcext:value-type="float">
            <text:p>0.0002494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25116" calcext:value-type="float">
            <text:p>0.0002511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5284" calcext:value-type="float">
            <text:p>0.0002528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5452" calcext:value-type="float">
            <text:p>0.0002545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562" calcext:value-type="float">
            <text:p>0.000256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25788" calcext:value-type="float">
            <text:p>0.0002578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25956" calcext:value-type="float">
            <text:p>0.0002595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26124" calcext:value-type="float">
            <text:p>0.0002612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26292" calcext:value-type="float">
            <text:p>0.0002629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2646" calcext:value-type="float">
            <text:p>0.000264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26628" calcext:value-type="float">
            <text:p>0.0002662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26796" calcext:value-type="float">
            <text:p>0.0002679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26964" calcext:value-type="float">
            <text:p>0.0002696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27132" calcext:value-type="float">
            <text:p>0.0002713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273" calcext:value-type="float">
            <text:p>0.000273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27468" calcext:value-type="float">
            <text:p>0.0002746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27636" calcext:value-type="float">
            <text:p>0.0002763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27804" calcext:value-type="float">
            <text:p>0.0002780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27972" calcext:value-type="float">
            <text:p>0.0002797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2814" calcext:value-type="float">
            <text:p>0.000281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28308" calcext:value-type="float">
            <text:p>0.0002830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28476" calcext:value-type="float">
            <text:p>0.0002847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28644" calcext:value-type="float">
            <text:p>0.0002864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28812" calcext:value-type="float">
            <text:p>0.0002881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2898" calcext:value-type="float">
            <text:p>0.000289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29148" calcext:value-type="float">
            <text:p>0.0002914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29316" calcext:value-type="float">
            <text:p>0.0002931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29484" calcext:value-type="float">
            <text:p>0.0002948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29652" calcext:value-type="float">
            <text:p>0.0002965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2982" calcext:value-type="float">
            <text:p>0.000298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29988" calcext:value-type="float">
            <text:p>0.00029988</text:p>
          </table:table-cell>
          <table:table-cell office:value-type="float" office:value="0" calcext:value-type="float">
            <text:p>0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30156" calcext:value-type="float">
            <text:p>0.0003015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0324" calcext:value-type="float">
            <text:p>0.0003032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30492" calcext:value-type="float">
            <text:p>0.0003049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3066" calcext:value-type="float">
            <text:p>0.000306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30828" calcext:value-type="float">
            <text:p>0.0003082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30996" calcext:value-type="float">
            <text:p>0.0003099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31164" calcext:value-type="float">
            <text:p>0.0003116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31332" calcext:value-type="float">
            <text:p>0.0003133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31668" calcext:value-type="float">
            <text:p>0.0003166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31836" calcext:value-type="float">
            <text:p>0.0003183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32004" calcext:value-type="float">
            <text:p>0.0003200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32172" calcext:value-type="float">
            <text:p>0.0003217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3234" calcext:value-type="float">
            <text:p>0.0003234</text:p>
          </table:table-cell>
          <table:table-cell office:value-type="float" office:value="0" calcext:value-type="float">
            <text:p>0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32508" calcext:value-type="float">
            <text:p>0.0003250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32676" calcext:value-type="float">
            <text:p>0.0003267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32844" calcext:value-type="float">
            <text:p>0.0003284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3012" calcext:value-type="float">
            <text:p>0.0003301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3318" calcext:value-type="float">
            <text:p>0.000331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33348" calcext:value-type="float">
            <text:p>0.0003334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33516" calcext:value-type="float">
            <text:p>0.0003351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33684" calcext:value-type="float">
            <text:p>0.0003368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33852" calcext:value-type="float">
            <text:p>0.0003385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3402" calcext:value-type="float">
            <text:p>0.000340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34188" calcext:value-type="float">
            <text:p>0.0003418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34356" calcext:value-type="float">
            <text:p>0.0003435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34524" calcext:value-type="float">
            <text:p>0.0003452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34692" calcext:value-type="float">
            <text:p>0.0003469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3486" calcext:value-type="float">
            <text:p>0.000348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35028" calcext:value-type="float">
            <text:p>0.0003502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35196" calcext:value-type="float">
            <text:p>0.0003519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5364" calcext:value-type="float">
            <text:p>0.0003536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35532" calcext:value-type="float">
            <text:p>0.0003553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357" calcext:value-type="float">
            <text:p>0.000357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35868" calcext:value-type="float">
            <text:p>0.0003586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36036" calcext:value-type="float">
            <text:p>0.0003603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36204" calcext:value-type="float">
            <text:p>0.0003620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36372" calcext:value-type="float">
            <text:p>0.0003637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3654" calcext:value-type="float">
            <text:p>0.000365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36708" calcext:value-type="float">
            <text:p>0.0003670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36876" calcext:value-type="float">
            <text:p>0.0003687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37044" calcext:value-type="float">
            <text:p>0.0003704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37212" calcext:value-type="float">
            <text:p>0.0003721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3738" calcext:value-type="float">
            <text:p>0.000373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37548" calcext:value-type="float">
            <text:p>0.000375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37716" calcext:value-type="float">
            <text:p>0.0003771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7884" calcext:value-type="float">
            <text:p>0.0003788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8052" calcext:value-type="float">
            <text:p>0.0003805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3822" calcext:value-type="float">
            <text:p>0.000382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38388" calcext:value-type="float">
            <text:p>0.0003838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38556" calcext:value-type="float">
            <text:p>0.0003855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38724" calcext:value-type="float">
            <text:p>0.0003872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38892" calcext:value-type="float">
            <text:p>0.0003889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3906" calcext:value-type="float">
            <text:p>0.000390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39228" calcext:value-type="float">
            <text:p>0.0003922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39396" calcext:value-type="float">
            <text:p>0.0003939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39564" calcext:value-type="float">
            <text:p>0.0003956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39732" calcext:value-type="float">
            <text:p>0.0003973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399" calcext:value-type="float">
            <text:p>0.000399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40068" calcext:value-type="float">
            <text:p>0.0004006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40236" calcext:value-type="float">
            <text:p>0.000402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40404" calcext:value-type="float">
            <text:p>0.0004040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40572" calcext:value-type="float">
            <text:p>0.0004057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4074" calcext:value-type="float">
            <text:p>0.000407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40908" calcext:value-type="float">
            <text:p>0.0004090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41076" calcext:value-type="float">
            <text:p>0.0004107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41244" calcext:value-type="float">
            <text:p>0.0004124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41412" calcext:value-type="float">
            <text:p>0.0004141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4158" calcext:value-type="float">
            <text:p>0.000415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41748" calcext:value-type="float">
            <text:p>0.0004174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41916" calcext:value-type="float">
            <text:p>0.0004191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42084" calcext:value-type="float">
            <text:p>0.0004208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42252" calcext:value-type="float">
            <text:p>0.0004225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0" calcext:value-type="float">
            <text:p>0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4242" calcext:value-type="float">
            <text:p>0.000424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42588" calcext:value-type="float">
            <text:p>0.0004258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42756" calcext:value-type="float">
            <text:p>0.0004275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42924" calcext:value-type="float">
            <text:p>0.0004292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43092" calcext:value-type="float">
            <text:p>0.0004309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4326" calcext:value-type="float">
            <text:p>0.000432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43428" calcext:value-type="float">
            <text:p>0.0004342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43596" calcext:value-type="float">
            <text:p>0.0004359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43764" calcext:value-type="float">
            <text:p>0.0004376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43932" calcext:value-type="float">
            <text:p>0.0004393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441" calcext:value-type="float">
            <text:p>0.000441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44268" calcext:value-type="float">
            <text:p>0.0004426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44436" calcext:value-type="float">
            <text:p>0.0004443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44604" calcext:value-type="float">
            <text:p>0.0004460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44772" calcext:value-type="float">
            <text:p>0.000447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4494" calcext:value-type="float">
            <text:p>0.000449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45108" calcext:value-type="float">
            <text:p>0.0004510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45276" calcext:value-type="float">
            <text:p>0.0004527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45444" calcext:value-type="float">
            <text:p>0.0004544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5612" calcext:value-type="float">
            <text:p>0.0004561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4578" calcext:value-type="float">
            <text:p>0.000457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45948" calcext:value-type="float">
            <text:p>0.0004594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46116" calcext:value-type="float">
            <text:p>0.0004611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46284" calcext:value-type="float">
            <text:p>0.0004628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46452" calcext:value-type="float">
            <text:p>0.0004645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4662" calcext:value-type="float">
            <text:p>0.000466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46788" calcext:value-type="float">
            <text:p>0.0004678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046956" calcext:value-type="float">
            <text:p>0.0004695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47124" calcext:value-type="float">
            <text:p>0.000471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47292" calcext:value-type="float">
            <text:p>0.00047292</text:p>
          </table:table-cell>
          <table:table-cell office:value-type="float" office:value="0" calcext:value-type="float">
            <text:p>0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4746" calcext:value-type="float">
            <text:p>0.000474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47628" calcext:value-type="float">
            <text:p>0.0004762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47796" calcext:value-type="float">
            <text:p>0.0004779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47964" calcext:value-type="float">
            <text:p>0.0004796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48132" calcext:value-type="float">
            <text:p>0.0004813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483" calcext:value-type="float">
            <text:p>0.000483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48468" calcext:value-type="float">
            <text:p>0.0004846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48636" calcext:value-type="float">
            <text:p>0.0004863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48804" calcext:value-type="float">
            <text:p>0.0004880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48972" calcext:value-type="float">
            <text:p>0.0004897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4914" calcext:value-type="float">
            <text:p>0.000491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49308" calcext:value-type="float">
            <text:p>0.0004930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49476" calcext:value-type="float">
            <text:p>0.0004947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49644" calcext:value-type="float">
            <text:p>0.0004964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49812" calcext:value-type="float">
            <text:p>0.0004981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4998" calcext:value-type="float">
            <text:p>0.000499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50064" calcext:value-type="float">
            <text:p>0.0005006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50148" calcext:value-type="float">
            <text:p>0.0005014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50232" calcext:value-type="float">
            <text:p>0.00050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50316" calcext:value-type="float">
            <text:p>0.0005031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50484" calcext:value-type="float">
            <text:p>0.0005048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50568" calcext:value-type="float">
            <text:p>0.0005056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50652" calcext:value-type="float">
            <text:p>0.0005065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50736" calcext:value-type="float">
            <text:p>0.0005073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5082" calcext:value-type="float">
            <text:p>0.000508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50904" calcext:value-type="float">
            <text:p>0.0005090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50988" calcext:value-type="float">
            <text:p>0.0005098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51072" calcext:value-type="float">
            <text:p>0.0005107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51156" calcext:value-type="float">
            <text:p>0.0005115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51324" calcext:value-type="float">
            <text:p>0.0005132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51408" calcext:value-type="float">
            <text:p>0.0005140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51492" calcext:value-type="float">
            <text:p>0.0005149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51576" calcext:value-type="float">
            <text:p>0.0005157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5166" calcext:value-type="float">
            <text:p>0.000516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51744" calcext:value-type="float">
            <text:p>0.0005174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51828" calcext:value-type="float">
            <text:p>0.0005182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51912" calcext:value-type="float">
            <text:p>0.0005191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51996" calcext:value-type="float">
            <text:p>0.0005199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52164" calcext:value-type="float">
            <text:p>0.0005216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52248" calcext:value-type="float">
            <text:p>0.0005224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52332" calcext:value-type="float">
            <text:p>0.0005233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52416" calcext:value-type="float">
            <text:p>0.0005241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525" calcext:value-type="float">
            <text:p>0.000525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52584" calcext:value-type="float">
            <text:p>0.0005258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52668" calcext:value-type="float">
            <text:p>0.0005266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52752" calcext:value-type="float">
            <text:p>0.0005275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52836" calcext:value-type="float">
            <text:p>0.0005283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53004" calcext:value-type="float">
            <text:p>0.0005300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53088" calcext:value-type="float">
            <text:p>0.0005308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53172" calcext:value-type="float">
            <text:p>0.0005317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53256" calcext:value-type="float">
            <text:p>0.0005325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5334" calcext:value-type="float">
            <text:p>0.000533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53424" calcext:value-type="float">
            <text:p>0.0005342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53508" calcext:value-type="float">
            <text:p>0.0005350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53592" calcext:value-type="float">
            <text:p>0.0005359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53676" calcext:value-type="float">
            <text:p>0.0005367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53844" calcext:value-type="float">
            <text:p>0.0005384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53928" calcext:value-type="float">
            <text:p>0.0005392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54012" calcext:value-type="float">
            <text:p>0.0005401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54096" calcext:value-type="float">
            <text:p>0.0005409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5418" calcext:value-type="float">
            <text:p>0.000541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54264" calcext:value-type="float">
            <text:p>0.0005426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54348" calcext:value-type="float">
            <text:p>0.0005434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54432" calcext:value-type="float">
            <text:p>0.0005443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54516" calcext:value-type="float">
            <text:p>0.0005451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54684" calcext:value-type="float">
            <text:p>0.0005468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54768" calcext:value-type="float">
            <text:p>0.00054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54852" calcext:value-type="float">
            <text:p>0.0005485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54936" calcext:value-type="float">
            <text:p>0.0005493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5502" calcext:value-type="float">
            <text:p>0.000550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55104" calcext:value-type="float">
            <text:p>0.0005510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55188" calcext:value-type="float">
            <text:p>0.0005518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55272" calcext:value-type="float">
            <text:p>0.0005527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55356" calcext:value-type="float">
            <text:p>0.0005535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55524" calcext:value-type="float">
            <text:p>0.0005552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55608" calcext:value-type="float">
            <text:p>0.0005560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55692" calcext:value-type="float">
            <text:p>0.0005569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55776" calcext:value-type="float">
            <text:p>0.0005577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5586" calcext:value-type="float">
            <text:p>0.000558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55944" calcext:value-type="float">
            <text:p>0.0005594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56028" calcext:value-type="float">
            <text:p>0.0005602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56112" calcext:value-type="float">
            <text:p>0.0005611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56196" calcext:value-type="float">
            <text:p>0.0005619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56364" calcext:value-type="float">
            <text:p>0.0005636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56448" calcext:value-type="float">
            <text:p>0.0005644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056532" calcext:value-type="float">
            <text:p>0.0005653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56616" calcext:value-type="float">
            <text:p>0.0005661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67" calcext:value-type="float">
            <text:p>0.000567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56784" calcext:value-type="float">
            <text:p>0.0005678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56868" calcext:value-type="float">
            <text:p>0.0005686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56952" calcext:value-type="float">
            <text:p>0.0005695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57036" calcext:value-type="float">
            <text:p>0.0005703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57204" calcext:value-type="float">
            <text:p>0.0005720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57288" calcext:value-type="float">
            <text:p>0.0005728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57372" calcext:value-type="float">
            <text:p>0.0005737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57456" calcext:value-type="float">
            <text:p>0.0005745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5754" calcext:value-type="float">
            <text:p>0.00057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57624" calcext:value-type="float">
            <text:p>0.0005762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57708" calcext:value-type="float">
            <text:p>0.0005770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57792" calcext:value-type="float">
            <text:p>0.0005779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57876" calcext:value-type="float">
            <text:p>0.0005787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58044" calcext:value-type="float">
            <text:p>0.0005804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58128" calcext:value-type="float">
            <text:p>0.0005812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58212" calcext:value-type="float">
            <text:p>0.0005821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58296" calcext:value-type="float">
            <text:p>0.0005829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5838" calcext:value-type="float">
            <text:p>0.000583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58464" calcext:value-type="float">
            <text:p>0.0005846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58548" calcext:value-type="float">
            <text:p>0.000585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58632" calcext:value-type="float">
            <text:p>0.0005863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58716" calcext:value-type="float">
            <text:p>0.0005871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58884" calcext:value-type="float">
            <text:p>0.0005888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58968" calcext:value-type="float">
            <text:p>0.0005896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59052" calcext:value-type="float">
            <text:p>0.0005905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59136" calcext:value-type="float">
            <text:p>0.0005913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5922" calcext:value-type="float">
            <text:p>0.000592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59304" calcext:value-type="float">
            <text:p>0.0005930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59388" calcext:value-type="float">
            <text:p>0.0005938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59472" calcext:value-type="float">
            <text:p>0.0005947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59556" calcext:value-type="float">
            <text:p>0.0005955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59724" calcext:value-type="float">
            <text:p>0.0005972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59808" calcext:value-type="float">
            <text:p>0.0005980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59892" calcext:value-type="float">
            <text:p>0.0005989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59976" calcext:value-type="float">
            <text:p>0.0005997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6006" calcext:value-type="float">
            <text:p>0.000600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60144" calcext:value-type="float">
            <text:p>0.0006014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60228" calcext:value-type="float">
            <text:p>0.000602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0312" calcext:value-type="float">
            <text:p>0.0006031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60396" calcext:value-type="float">
            <text:p>0.0006039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60564" calcext:value-type="float">
            <text:p>0.0006056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0648" calcext:value-type="float">
            <text:p>0.0006064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60732" calcext:value-type="float">
            <text:p>0.0006073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60816" calcext:value-type="float">
            <text:p>0.0006081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609" calcext:value-type="float">
            <text:p>0.000609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60984" calcext:value-type="float">
            <text:p>0.0006098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61068" calcext:value-type="float">
            <text:p>0.0006106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61152" calcext:value-type="float">
            <text:p>0.0006115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61236" calcext:value-type="float">
            <text:p>0.0006123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61404" calcext:value-type="float">
            <text:p>0.0006140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61488" calcext:value-type="float">
            <text:p>0.0006148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61572" calcext:value-type="float">
            <text:p>0.0006157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61656" calcext:value-type="float">
            <text:p>0.0006165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6174" calcext:value-type="float">
            <text:p>0.000617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61824" calcext:value-type="float">
            <text:p>0.0006182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61908" calcext:value-type="float">
            <text:p>0.0006190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61992" calcext:value-type="float">
            <text:p>0.0006199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62076" calcext:value-type="float">
            <text:p>0.0006207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62244" calcext:value-type="float">
            <text:p>0.0006224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62328" calcext:value-type="float">
            <text:p>0.00062328</text:p>
          </table:table-cell>
          <table:table-cell office:value-type="float" office:value="0" calcext:value-type="float">
            <text:p>0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62412" calcext:value-type="float">
            <text:p>0.0006241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62496" calcext:value-type="float">
            <text:p>0.0006249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6258" calcext:value-type="float">
            <text:p>0.000625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62664" calcext:value-type="float">
            <text:p>0.0006266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62748" calcext:value-type="float">
            <text:p>0.0006274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62832" calcext:value-type="float">
            <text:p>0.0006283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62916" calcext:value-type="float">
            <text:p>0.0006291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63084" calcext:value-type="float">
            <text:p>0.0006308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63168" calcext:value-type="float">
            <text:p>0.0006316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63252" calcext:value-type="float">
            <text:p>0.0006325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63336" calcext:value-type="float">
            <text:p>0.0006333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6342" calcext:value-type="float">
            <text:p>0.000634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63504" calcext:value-type="float">
            <text:p>0.0006350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63588" calcext:value-type="float">
            <text:p>0.0006358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63672" calcext:value-type="float">
            <text:p>0.0006367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63756" calcext:value-type="float">
            <text:p>0.0006375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63924" calcext:value-type="float">
            <text:p>0.0006392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064008" calcext:value-type="float">
            <text:p>0.0006400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64092" calcext:value-type="float">
            <text:p>0.0006409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64176" calcext:value-type="float">
            <text:p>0.0006417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426" calcext:value-type="float">
            <text:p>0.000642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64344" calcext:value-type="float">
            <text:p>0.0006434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64428" calcext:value-type="float">
            <text:p>0.0006442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64512" calcext:value-type="float">
            <text:p>0.0006451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64596" calcext:value-type="float">
            <text:p>0.0006459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64764" calcext:value-type="float">
            <text:p>0.000647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64848" calcext:value-type="float">
            <text:p>0.0006484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64932" calcext:value-type="float">
            <text:p>0.0006493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65016" calcext:value-type="float">
            <text:p>0.00065016</text:p>
          </table:table-cell>
          <table:table-cell office:value-type="float" office:value="0" calcext:value-type="float">
            <text:p>0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651" calcext:value-type="float">
            <text:p>0.000651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65184" calcext:value-type="float">
            <text:p>0.0006518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65268" calcext:value-type="float">
            <text:p>0.0006526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65352" calcext:value-type="float">
            <text:p>0.0006535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65436" calcext:value-type="float">
            <text:p>0.0006543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65604" calcext:value-type="float">
            <text:p>0.0006560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65688" calcext:value-type="float">
            <text:p>0.0006568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65772" calcext:value-type="float">
            <text:p>0.0006577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65856" calcext:value-type="float">
            <text:p>0.0006585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6594" calcext:value-type="float">
            <text:p>0.000659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66024" calcext:value-type="float">
            <text:p>0.0006602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66108" calcext:value-type="float">
            <text:p>0.0006610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66192" calcext:value-type="float">
            <text:p>0.0006619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66276" calcext:value-type="float">
            <text:p>0.0006627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66444" calcext:value-type="float">
            <text:p>0.0006644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66528" calcext:value-type="float">
            <text:p>0.0006652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66612" calcext:value-type="float">
            <text:p>0.0006661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66696" calcext:value-type="float">
            <text:p>0.0006669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6678" calcext:value-type="float">
            <text:p>0.000667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66864" calcext:value-type="float">
            <text:p>0.0006686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066948" calcext:value-type="float">
            <text:p>0.0006694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67032" calcext:value-type="float">
            <text:p>0.0006703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67116" calcext:value-type="float">
            <text:p>0.000671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67284" calcext:value-type="float">
            <text:p>0.0006728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67368" calcext:value-type="float">
            <text:p>0.0006736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67452" calcext:value-type="float">
            <text:p>0.0006745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67536" calcext:value-type="float">
            <text:p>0.0006753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6762" calcext:value-type="float">
            <text:p>0.000676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67704" calcext:value-type="float">
            <text:p>0.0006770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67788" calcext:value-type="float">
            <text:p>0.0006778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67872" calcext:value-type="float">
            <text:p>0.0006787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67956" calcext:value-type="float">
            <text:p>0.0006795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68124" calcext:value-type="float">
            <text:p>0.0006812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68208" calcext:value-type="float">
            <text:p>0.0006820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68292" calcext:value-type="float">
            <text:p>0.0006829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68376" calcext:value-type="float">
            <text:p>0.0006837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6846" calcext:value-type="float">
            <text:p>0.000684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68544" calcext:value-type="float">
            <text:p>0.0006854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68628" calcext:value-type="float">
            <text:p>0.0006862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68712" calcext:value-type="float">
            <text:p>0.0006871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68796" calcext:value-type="float">
            <text:p>0.0006879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68964" calcext:value-type="float">
            <text:p>0.0006896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69048" calcext:value-type="float">
            <text:p>0.0006904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69132" calcext:value-type="float">
            <text:p>0.0006913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069216" calcext:value-type="float">
            <text:p>0.0006921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693" calcext:value-type="float">
            <text:p>0.000693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69384" calcext:value-type="float">
            <text:p>0.0006938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69468" calcext:value-type="float">
            <text:p>0.0006946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69552" calcext:value-type="float">
            <text:p>0.0006955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69636" calcext:value-type="float">
            <text:p>0.0006963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69804" calcext:value-type="float">
            <text:p>0.000698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69888" calcext:value-type="float">
            <text:p>0.0006988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69972" calcext:value-type="float">
            <text:p>0.0006997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70056" calcext:value-type="float">
            <text:p>0.0007005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7014" calcext:value-type="float">
            <text:p>0.000701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70224" calcext:value-type="float">
            <text:p>0.00070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70308" calcext:value-type="float">
            <text:p>0.0007030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70392" calcext:value-type="float">
            <text:p>0.0007039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70476" calcext:value-type="float">
            <text:p>0.0007047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70644" calcext:value-type="float">
            <text:p>0.0007064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70728" calcext:value-type="float">
            <text:p>0.0007072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70812" calcext:value-type="float">
            <text:p>0.0007081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70896" calcext:value-type="float">
            <text:p>0.0007089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7098" calcext:value-type="float">
            <text:p>0.000709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71064" calcext:value-type="float">
            <text:p>0.0007106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71148" calcext:value-type="float">
            <text:p>0.0007114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71232" calcext:value-type="float">
            <text:p>0.0007123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71316" calcext:value-type="float">
            <text:p>0.0007131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71484" calcext:value-type="float">
            <text:p>0.0007148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71568" calcext:value-type="float">
            <text:p>0.0007156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71652" calcext:value-type="float">
            <text:p>0.0007165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71736" calcext:value-type="float">
            <text:p>0.0007173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7182" calcext:value-type="float">
            <text:p>0.000718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71904" calcext:value-type="float">
            <text:p>0.0007190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71988" calcext:value-type="float">
            <text:p>0.0007198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72072" calcext:value-type="float">
            <text:p>0.0007207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72156" calcext:value-type="float">
            <text:p>0.0007215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72324" calcext:value-type="float">
            <text:p>0.00072324</text:p>
          </table:table-cell>
          <table:table-cell office:value-type="float" office:value="0" calcext:value-type="float">
            <text:p>0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72408" calcext:value-type="float">
            <text:p>0.0007240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72492" calcext:value-type="float">
            <text:p>0.0007249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72576" calcext:value-type="float">
            <text:p>0.0007257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7266" calcext:value-type="float">
            <text:p>0.000726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72744" calcext:value-type="float">
            <text:p>0.0007274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2828" calcext:value-type="float">
            <text:p>0.0007282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72912" calcext:value-type="float">
            <text:p>0.0007291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72996" calcext:value-type="float">
            <text:p>0.0007299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73164" calcext:value-type="float">
            <text:p>0.0007316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73248" calcext:value-type="float">
            <text:p>0.0007324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73332" calcext:value-type="float">
            <text:p>0.0007333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73416" calcext:value-type="float">
            <text:p>0.0007341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735" calcext:value-type="float">
            <text:p>0.000735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73584" calcext:value-type="float">
            <text:p>0.0007358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73668" calcext:value-type="float">
            <text:p>0.0007366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73752" calcext:value-type="float">
            <text:p>0.0007375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73836" calcext:value-type="float">
            <text:p>0.0007383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74004" calcext:value-type="float">
            <text:p>0.0007400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74088" calcext:value-type="float">
            <text:p>0.0007408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74172" calcext:value-type="float">
            <text:p>0.0007417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4256" calcext:value-type="float">
            <text:p>0.0007425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7434" calcext:value-type="float">
            <text:p>0.000743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74424" calcext:value-type="float">
            <text:p>0.0007442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74508" calcext:value-type="float">
            <text:p>0.0007450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74592" calcext:value-type="float">
            <text:p>0.0007459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74676" calcext:value-type="float">
            <text:p>0.0007467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74844" calcext:value-type="float">
            <text:p>0.0007484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74928" calcext:value-type="float">
            <text:p>0.0007492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75012" calcext:value-type="float">
            <text:p>0.00075012</text:p>
          </table:table-cell>
          <table:table-cell office:value-type="float" office:value="0" calcext:value-type="float">
            <text:p>0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75096" calcext:value-type="float">
            <text:p>0.0007509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7518" calcext:value-type="float">
            <text:p>0.000751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75264" calcext:value-type="float">
            <text:p>0.00075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75348" calcext:value-type="float">
            <text:p>0.0007534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75432" calcext:value-type="float">
            <text:p>0.0007543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50653266" calcext:value-type="float">
            <text:p>0.050653266</text:p>
          </table:table-cell>
        </table:table-row>
        <table:table-row table:style-name="ro1">
          <table:table-cell office:value-type="float" office:value="0.00075516" calcext:value-type="float">
            <text:p>0.0007551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75684" calcext:value-type="float">
            <text:p>0.0007568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75768" calcext:value-type="float">
            <text:p>0.0007576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75852" calcext:value-type="float">
            <text:p>0.0007585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75936" calcext:value-type="float">
            <text:p>0.0007593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7602" calcext:value-type="float">
            <text:p>0.000760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76104" calcext:value-type="float">
            <text:p>0.0007610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76188" calcext:value-type="float">
            <text:p>0.0007618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76272" calcext:value-type="float">
            <text:p>0.0007627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76356" calcext:value-type="float">
            <text:p>0.0007635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76524" calcext:value-type="float">
            <text:p>0.0007652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76608" calcext:value-type="float">
            <text:p>0.0007660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76692" calcext:value-type="float">
            <text:p>0.0007669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076776" calcext:value-type="float">
            <text:p>0.0007677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7686" calcext:value-type="float">
            <text:p>0.000768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76944" calcext:value-type="float">
            <text:p>0.0007694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77028" calcext:value-type="float">
            <text:p>0.0007702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77112" calcext:value-type="float">
            <text:p>0.000771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77196" calcext:value-type="float">
            <text:p>0.0007719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77364" calcext:value-type="float">
            <text:p>0.0007736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77448" calcext:value-type="float">
            <text:p>0.0007744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77532" calcext:value-type="float">
            <text:p>0.000775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77616" calcext:value-type="float">
            <text:p>0.0007761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777" calcext:value-type="float">
            <text:p>0.000777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77784" calcext:value-type="float">
            <text:p>0.0007778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7868" calcext:value-type="float">
            <text:p>0.0007786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77952" calcext:value-type="float">
            <text:p>0.0007795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078036" calcext:value-type="float">
            <text:p>0.0007803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78204" calcext:value-type="float">
            <text:p>0.0007820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78288" calcext:value-type="float">
            <text:p>0.0007828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78372" calcext:value-type="float">
            <text:p>0.0007837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78456" calcext:value-type="float">
            <text:p>0.0007845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7854" calcext:value-type="float">
            <text:p>0.000785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78624" calcext:value-type="float">
            <text:p>0.0007862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78708" calcext:value-type="float">
            <text:p>0.0007870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78792" calcext:value-type="float">
            <text:p>0.0007879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78876" calcext:value-type="float">
            <text:p>0.0007887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79044" calcext:value-type="float">
            <text:p>0.0007904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79128" calcext:value-type="float">
            <text:p>0.0007912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079212" calcext:value-type="float">
            <text:p>0.0007921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79296" calcext:value-type="float">
            <text:p>0.0007929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7938" calcext:value-type="float">
            <text:p>0.000793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79464" calcext:value-type="float">
            <text:p>0.0007946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079548" calcext:value-type="float">
            <text:p>0.0007954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79632" calcext:value-type="float">
            <text:p>0.0007963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79716" calcext:value-type="float">
            <text:p>0.0007971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79884" calcext:value-type="float">
            <text:p>0.0007988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79968" calcext:value-type="float">
            <text:p>0.0007996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80052" calcext:value-type="float">
            <text:p>0.0008005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80136" calcext:value-type="float">
            <text:p>0.0008013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8022" calcext:value-type="float">
            <text:p>0.000802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80304" calcext:value-type="float">
            <text:p>0.0008030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80388" calcext:value-type="float">
            <text:p>0.0008038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80472" calcext:value-type="float">
            <text:p>0.0008047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80556" calcext:value-type="float">
            <text:p>0.0008055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0724" calcext:value-type="float">
            <text:p>0.0008072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80808" calcext:value-type="float">
            <text:p>0.0008080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80892" calcext:value-type="float">
            <text:p>0.0008089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80976" calcext:value-type="float">
            <text:p>0.0008097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8106" calcext:value-type="float">
            <text:p>0.000810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81144" calcext:value-type="float">
            <text:p>0.0008114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81228" calcext:value-type="float">
            <text:p>0.0008122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81312" calcext:value-type="float">
            <text:p>0.0008131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81396" calcext:value-type="float">
            <text:p>0.0008139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81564" calcext:value-type="float">
            <text:p>0.0008156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81648" calcext:value-type="float">
            <text:p>0.0008164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1732" calcext:value-type="float">
            <text:p>0.0008173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81816" calcext:value-type="float">
            <text:p>0.0008181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819" calcext:value-type="float">
            <text:p>0.000819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81984" calcext:value-type="float">
            <text:p>0.0008198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82068" calcext:value-type="float">
            <text:p>0.0008206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82152" calcext:value-type="float">
            <text:p>0.0008215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82236" calcext:value-type="float">
            <text:p>0.0008223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82404" calcext:value-type="float">
            <text:p>0.0008240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82488" calcext:value-type="float">
            <text:p>0.0008248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82572" calcext:value-type="float">
            <text:p>0.000825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82656" calcext:value-type="float">
            <text:p>0.0008265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8274" calcext:value-type="float">
            <text:p>0.000827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2824" calcext:value-type="float">
            <text:p>0.0008282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2908" calcext:value-type="float">
            <text:p>0.0008290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2992" calcext:value-type="float">
            <text:p>0.0008299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3076" calcext:value-type="float">
            <text:p>0.0008307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83244" calcext:value-type="float">
            <text:p>0.0008324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83328" calcext:value-type="float">
            <text:p>0.0008332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83412" calcext:value-type="float">
            <text:p>0.0008341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83496" calcext:value-type="float">
            <text:p>0.0008349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8358" calcext:value-type="float">
            <text:p>0.000835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83664" calcext:value-type="float">
            <text:p>0.0008366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83748" calcext:value-type="float">
            <text:p>0.000837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83832" calcext:value-type="float">
            <text:p>0.0008383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83916" calcext:value-type="float">
            <text:p>0.0008391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84084" calcext:value-type="float">
            <text:p>0.0008408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84168" calcext:value-type="float">
            <text:p>0.0008416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84252" calcext:value-type="float">
            <text:p>0.0008425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84336" calcext:value-type="float">
            <text:p>0.0008433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8442" calcext:value-type="float">
            <text:p>0.000844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84504" calcext:value-type="float">
            <text:p>0.0008450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84588" calcext:value-type="float">
            <text:p>0.0008458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84672" calcext:value-type="float">
            <text:p>0.0008467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84756" calcext:value-type="float">
            <text:p>0.00084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84924" calcext:value-type="float">
            <text:p>0.0008492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85008" calcext:value-type="float">
            <text:p>0.0008500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85092" calcext:value-type="float">
            <text:p>0.0008509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85176" calcext:value-type="float">
            <text:p>0.0008517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8526" calcext:value-type="float">
            <text:p>0.000852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85344" calcext:value-type="float">
            <text:p>0.0008534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85428" calcext:value-type="float">
            <text:p>0.0008542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85512" calcext:value-type="float">
            <text:p>0.0008551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85596" calcext:value-type="float">
            <text:p>0.0008559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85764" calcext:value-type="float">
            <text:p>0.0008576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85848" calcext:value-type="float">
            <text:p>0.0008584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85932" calcext:value-type="float">
            <text:p>0.0008593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86016" calcext:value-type="float">
            <text:p>0.0008601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861" calcext:value-type="float">
            <text:p>0.000861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86184" calcext:value-type="float">
            <text:p>0.0008618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86268" calcext:value-type="float">
            <text:p>0.0008626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86352" calcext:value-type="float">
            <text:p>0.0008635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86436" calcext:value-type="float">
            <text:p>0.0008643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86604" calcext:value-type="float">
            <text:p>0.0008660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86688" calcext:value-type="float">
            <text:p>0.0008668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86772" calcext:value-type="float">
            <text:p>0.0008677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86856" calcext:value-type="float">
            <text:p>0.0008685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08694" calcext:value-type="float">
            <text:p>0.000869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87024" calcext:value-type="float">
            <text:p>0.0008702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87108" calcext:value-type="float">
            <text:p>0.000871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87192" calcext:value-type="float">
            <text:p>0.0008719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87276" calcext:value-type="float">
            <text:p>0.0008727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87444" calcext:value-type="float">
            <text:p>0.0008744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87528" calcext:value-type="float">
            <text:p>0.0008752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87612" calcext:value-type="float">
            <text:p>0.0008761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87696" calcext:value-type="float">
            <text:p>0.0008769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8778" calcext:value-type="float">
            <text:p>0.000877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7864" calcext:value-type="float">
            <text:p>0.0008786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7948" calcext:value-type="float">
            <text:p>0.0008794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88032" calcext:value-type="float">
            <text:p>0.0008803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88116" calcext:value-type="float">
            <text:p>0.0008811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88284" calcext:value-type="float">
            <text:p>0.0008828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88368" calcext:value-type="float">
            <text:p>0.0008836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88452" calcext:value-type="float">
            <text:p>0.0008845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88536" calcext:value-type="float">
            <text:p>0.0008853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8862" calcext:value-type="float">
            <text:p>0.000886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88704" calcext:value-type="float">
            <text:p>0.0008870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88788" calcext:value-type="float">
            <text:p>0.0008878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88872" calcext:value-type="float">
            <text:p>0.0008887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88956" calcext:value-type="float">
            <text:p>0.0008895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89124" calcext:value-type="float">
            <text:p>0.0008912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89208" calcext:value-type="float">
            <text:p>0.0008920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89292" calcext:value-type="float">
            <text:p>0.0008929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89376" calcext:value-type="float">
            <text:p>0.0008937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8946" calcext:value-type="float">
            <text:p>0.000894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89544" calcext:value-type="float">
            <text:p>0.0008954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89628" calcext:value-type="float">
            <text:p>0.0008962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89712" calcext:value-type="float">
            <text:p>0.0008971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89796" calcext:value-type="float">
            <text:p>0.000897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89964" calcext:value-type="float">
            <text:p>0.0008996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90048" calcext:value-type="float">
            <text:p>0.0009004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90132" calcext:value-type="float">
            <text:p>0.0009013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90216" calcext:value-type="float">
            <text:p>0.000902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903" calcext:value-type="float">
            <text:p>0.000903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90384" calcext:value-type="float">
            <text:p>0.0009038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90468" calcext:value-type="float">
            <text:p>0.0009046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90552" calcext:value-type="float">
            <text:p>0.0009055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90636" calcext:value-type="float">
            <text:p>0.0009063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90804" calcext:value-type="float">
            <text:p>0.0009080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90888" calcext:value-type="float">
            <text:p>0.0009088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90972" calcext:value-type="float">
            <text:p>0.0009097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91056" calcext:value-type="float">
            <text:p>0.0009105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9114" calcext:value-type="float">
            <text:p>0.000911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91224" calcext:value-type="float">
            <text:p>0.0009122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91308" calcext:value-type="float">
            <text:p>0.0009130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091392" calcext:value-type="float">
            <text:p>0.0009139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91476" calcext:value-type="float">
            <text:p>0.0009147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91644" calcext:value-type="float">
            <text:p>0.0009164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91728" calcext:value-type="float">
            <text:p>0.0009172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91812" calcext:value-type="float">
            <text:p>0.0009181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91896" calcext:value-type="float">
            <text:p>0.0009189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9198" calcext:value-type="float">
            <text:p>0.000919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92064" calcext:value-type="float">
            <text:p>0.00092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92148" calcext:value-type="float">
            <text:p>0.0009214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92232" calcext:value-type="float">
            <text:p>0.0009223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92316" calcext:value-type="float">
            <text:p>0.00092316</text:p>
          </table:table-cell>
          <table:table-cell office:value-type="float" office:value="0" calcext:value-type="float">
            <text:p>0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92484" calcext:value-type="float">
            <text:p>0.0009248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92568" calcext:value-type="float">
            <text:p>0.0009256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92652" calcext:value-type="float">
            <text:p>0.0009265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92736" calcext:value-type="float">
            <text:p>0.0009273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9282" calcext:value-type="float">
            <text:p>0.000928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92904" calcext:value-type="float">
            <text:p>0.0009290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92988" calcext:value-type="float">
            <text:p>0.0009298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93072" calcext:value-type="float">
            <text:p>0.0009307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93156" calcext:value-type="float">
            <text:p>0.0009315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93324" calcext:value-type="float">
            <text:p>0.0009332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93408" calcext:value-type="float">
            <text:p>0.0009340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93492" calcext:value-type="float">
            <text:p>0.0009349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93576" calcext:value-type="float">
            <text:p>0.0009357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9366" calcext:value-type="float">
            <text:p>0.000936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93744" calcext:value-type="float">
            <text:p>0.0009374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93828" calcext:value-type="float">
            <text:p>0.0009382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93912" calcext:value-type="float">
            <text:p>0.0009391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93996" calcext:value-type="float">
            <text:p>0.0009399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94164" calcext:value-type="float">
            <text:p>0.0009416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4248" calcext:value-type="float">
            <text:p>0.0009424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94332" calcext:value-type="float">
            <text:p>0.0009433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94416" calcext:value-type="float">
            <text:p>0.0009441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945" calcext:value-type="float">
            <text:p>0.000945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94584" calcext:value-type="float">
            <text:p>0.0009458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94668" calcext:value-type="float">
            <text:p>0.0009466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94752" calcext:value-type="float">
            <text:p>0.0009475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94836" calcext:value-type="float">
            <text:p>0.0009483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95004" calcext:value-type="float">
            <text:p>0.00095004</text:p>
          </table:table-cell>
          <table:table-cell office:value-type="float" office:value="0" calcext:value-type="float">
            <text:p>0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95088" calcext:value-type="float">
            <text:p>0.0009508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95172" calcext:value-type="float">
            <text:p>0.0009517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95256" calcext:value-type="float">
            <text:p>0.00095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9534" calcext:value-type="float">
            <text:p>0.000953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95424" calcext:value-type="float">
            <text:p>0.0009542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95508" calcext:value-type="float">
            <text:p>0.0009550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95592" calcext:value-type="float">
            <text:p>0.0009559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95676" calcext:value-type="float">
            <text:p>0.0009567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95844" calcext:value-type="float">
            <text:p>0.0009584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95928" calcext:value-type="float">
            <text:p>0.0009592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96012" calcext:value-type="float">
            <text:p>0.0009601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96096" calcext:value-type="float">
            <text:p>0.0009609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9618" calcext:value-type="float">
            <text:p>0.000961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96264" calcext:value-type="float">
            <text:p>0.0009626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96348" calcext:value-type="float">
            <text:p>0.0009634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96432" calcext:value-type="float">
            <text:p>0.0009643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96516" calcext:value-type="float">
            <text:p>0.0009651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96684" calcext:value-type="float">
            <text:p>0.0009668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96768" calcext:value-type="float">
            <text:p>0.0009676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96852" calcext:value-type="float">
            <text:p>0.0009685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96936" calcext:value-type="float">
            <text:p>0.0009693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9702" calcext:value-type="float">
            <text:p>0.000970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97104" calcext:value-type="float">
            <text:p>0.00097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97188" calcext:value-type="float">
            <text:p>0.0009718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97272" calcext:value-type="float">
            <text:p>0.0009727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97356" calcext:value-type="float">
            <text:p>0.00097356</text:p>
          </table:table-cell>
          <table:table-cell office:value-type="float" office:value="0" calcext:value-type="float">
            <text:p>0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97524" calcext:value-type="float">
            <text:p>0.0009752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97608" calcext:value-type="float">
            <text:p>0.0009760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97692" calcext:value-type="float">
            <text:p>0.0009769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97776" calcext:value-type="float">
            <text:p>0.0009777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9786" calcext:value-type="float">
            <text:p>0.000978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97944" calcext:value-type="float">
            <text:p>0.0009794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98028" calcext:value-type="float">
            <text:p>0.0009802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98112" calcext:value-type="float">
            <text:p>0.0009811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8196" calcext:value-type="float">
            <text:p>0.0009819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98364" calcext:value-type="float">
            <text:p>0.0009836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98448" calcext:value-type="float">
            <text:p>0.000984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98532" calcext:value-type="float">
            <text:p>0.0009853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98616" calcext:value-type="float">
            <text:p>0.0009861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987" calcext:value-type="float">
            <text:p>0.000987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98784" calcext:value-type="float">
            <text:p>0.000987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98868" calcext:value-type="float">
            <text:p>0.0009886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98952" calcext:value-type="float">
            <text:p>0.0009895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099036" calcext:value-type="float">
            <text:p>0.0009903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99204" calcext:value-type="float">
            <text:p>0.0009920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99288" calcext:value-type="float">
            <text:p>0.0009928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99372" calcext:value-type="float">
            <text:p>0.0009937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099456" calcext:value-type="float">
            <text:p>0.0009945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09954" calcext:value-type="float">
            <text:p>0.000995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99624" calcext:value-type="float">
            <text:p>0.0009962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99708" calcext:value-type="float">
            <text:p>0.0009970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99792" calcext:value-type="float">
            <text:p>0.00099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99876" calcext:value-type="float">
            <text:p>0.0009987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39396985" calcext:value-type="float">
            <text:p>0.039396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2:55:13.802911248</dc:date>
    <meta:editing-duration>PT1M39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2.1" chart:maximum="1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41cm" svg:height="15.652cm" xlink:href=".." xlink:type="simple" chart:class="chart:scatter" chart:style-name="ch1">
        <chart:title svg:x="7.552cm" svg:y="0.449cm" chart:style-name="ch2">
          <text:p>Phase Shift and Time Delay (20kHz)</text:p>
        </chart:title>
        <chart:legend chart:legend-position="end" svg:x="19.853cm" svg:y="7.278cm" style:legend-expansion="high" chart:style-name="ch3"/>
        <chart:plot-area chart:style-name="ch4" table:cell-range-address="20khz.A1:20khz.C1191" chart:data-source-has-labels="row" svg:x="1.459cm" svg:y="1.541cm" svg:width="17.946cm" svg:height="12.817cm">
          <chartooo:coordinate-region svg:x="2.292cm" svg:y="1.541cm" svg:width="16.688cm" svg:height="12.618cm"/>
          <chart:axis chart:dimension="x" chart:name="primary-x" chart:style-name="ch5">
            <chart:title svg:x="9.806cm" svg:y="14.671cm" chart:style-name="ch6">
              <text:p>Time (s)</text:p>
            </chart:title>
          </chart:axis>
          <chart:axis chart:dimension="y" chart:name="primary-y" chart:style-name="ch7">
            <chart:title svg:x="0.451cm" svg:y="8.8cm" chart:style-name="ch8">
              <text:p>Voltage (V)</text:p>
            </chart:title>
            <chart:grid chart:style-name="ch9" chart:class="major"/>
          </chart:axis>
          <chart:series chart:style-name="ch10" chart:values-cell-range-address="20khz.B2:20khz.B1191" chart:label-cell-address="20khz.B1:20khz.B1" chart:class="chart:scatter">
            <chart:domain table:cell-range-address="20khz.A2:20khz.A1191"/>
            <chart:data-point chart:repeated="1190"/>
          </chart:series>
          <chart:series chart:style-name="ch11" chart:values-cell-range-address="20khz.C2:20khz.C1191" chart:label-cell-address="20khz.C1:20khz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V)</text:p>
                <draw:g>
                  <svg:desc>20khz.B1:20khz.B1</svg:desc>
                </draw:g>
              </table:table-cell>
              <table:table-cell office:value-type="string">
                <text:p>Vin (V)</text:p>
                <draw:g>
                  <svg:desc>20khz.C1:20k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khz.A2:20khz.A1191</svg:desc>
                </draw:g>
              </table:table-cell>
              <table:table-cell office:value-type="float" office:value="-0.08040201">
                <text:p>-0.08040201</text:p>
                <draw:g>
                  <svg:desc>20khz.B2:20khz.B1191</svg:desc>
                </draw:g>
              </table:table-cell>
              <table:table-cell office:value-type="float" office:value="0.042613065">
                <text:p>0.042613065</text:p>
                <draw:g>
                  <svg:desc>20khz.C2:20k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84">
                <text:p>0.0000008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52">
                <text:p>0.0000025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336">
                <text:p>0.0000033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42">
                <text:p>0.000004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504">
                <text:p>0.0000050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88">
                <text:p>0.0000058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672">
                <text:p>0.0000067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756">
                <text:p>0.0000075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84">
                <text:p>0.000008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924">
                <text:p>0.0000092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008">
                <text:p>0.0000100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092">
                <text:p>0.0000109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176">
                <text:p>0.0000117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126">
                <text:p>0.000012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344">
                <text:p>0.0000134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1428">
                <text:p>0.0000142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1512">
                <text:p>0.0000151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596">
                <text:p>0.0000159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168">
                <text:p>0.000016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1764">
                <text:p>0.0000176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1848">
                <text:p>0.0000184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932">
                <text:p>0.00001932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2016">
                <text:p>0.0000201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21">
                <text:p>0.000021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2184">
                <text:p>0.0000218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2268">
                <text:p>0.0000226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2352">
                <text:p>0.00002352</text:p>
              </table:table-cell>
              <table:table-cell office:value-type="float" office:value="0">
                <text:p>0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2436">
                <text:p>0.0000243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2604">
                <text:p>0.0000260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2688">
                <text:p>0.0000268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2772">
                <text:p>0.0000277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2856">
                <text:p>0.0000285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294">
                <text:p>0.000029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3024">
                <text:p>0.0000302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3108">
                <text:p>0.0000310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3192">
                <text:p>0.0000319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3276">
                <text:p>0.0000327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336">
                <text:p>0.000033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3444">
                <text:p>0.0000344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3528">
                <text:p>0.0000352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3612">
                <text:p>0.0000361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3696">
                <text:p>0.0000369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378">
                <text:p>0.000037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3864">
                <text:p>0.0000386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3948">
                <text:p>0.0000394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4032">
                <text:p>0.0000403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4116">
                <text:p>0.0000411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42">
                <text:p>0.00004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4284">
                <text:p>0.0000428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4368">
                <text:p>0.0000436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4452">
                <text:p>0.0000445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4536">
                <text:p>0.0000453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462">
                <text:p>0.000046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4704">
                <text:p>0.0000470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4788">
                <text:p>0.0000478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4872">
                <text:p>0.0000487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4956">
                <text:p>0.0000495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504">
                <text:p>0.000050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5124">
                <text:p>0.0000512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5208">
                <text:p>0.0000520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5292">
                <text:p>0.0000529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5376">
                <text:p>0.0000537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546">
                <text:p>0.000054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5544">
                <text:p>0.0000554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5628">
                <text:p>0.0000562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5712">
                <text:p>0.0000571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5796">
                <text:p>0.0000579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588">
                <text:p>0.000058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5964">
                <text:p>0.0000596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6048">
                <text:p>0.0000604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6132">
                <text:p>0.0000613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6216">
                <text:p>0.0000621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63">
                <text:p>0.000063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6384">
                <text:p>0.0000638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6468">
                <text:p>0.0000646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6552">
                <text:p>0.0000655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6636">
                <text:p>0.0000663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672">
                <text:p>0.000067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6804">
                <text:p>0.0000680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6888">
                <text:p>0.0000688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6972">
                <text:p>0.00006972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7056">
                <text:p>0.0000705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714">
                <text:p>0.000071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7224">
                <text:p>0.0000722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7308">
                <text:p>0.0000730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7392">
                <text:p>0.0000739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7476">
                <text:p>0.0000747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756">
                <text:p>0.0000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7644">
                <text:p>0.0000764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7728">
                <text:p>0.0000772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7812">
                <text:p>0.0000781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7896">
                <text:p>0.0000789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798">
                <text:p>0.000079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8064">
                <text:p>0.0000806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8148">
                <text:p>0.0000814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8232">
                <text:p>0.0000823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8316">
                <text:p>0.0000831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84">
                <text:p>0.0000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8484">
                <text:p>0.0000848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8568">
                <text:p>0.0000856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8652">
                <text:p>0.0000865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8736">
                <text:p>0.0000873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882">
                <text:p>0.000088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8904">
                <text:p>0.0000890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8988">
                <text:p>0.0000898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9072">
                <text:p>0.0000907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9156">
                <text:p>0.0000915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924">
                <text:p>0.000092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9324">
                <text:p>0.0000932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9408">
                <text:p>0.0000940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9492">
                <text:p>0.0000949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9576">
                <text:p>0.0000957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966">
                <text:p>0.000096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9744">
                <text:p>0.0000974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9828">
                <text:p>0.0000982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9912">
                <text:p>0.0000991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9996">
                <text:p>0.0000999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1008">
                <text:p>0.000100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10164">
                <text:p>0.0001016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10248">
                <text:p>0.00010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10332">
                <text:p>0.0001033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0416">
                <text:p>0.0001041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05">
                <text:p>0.000105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10584">
                <text:p>0.0001058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10668">
                <text:p>0.0001066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10752">
                <text:p>0.0001075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10836">
                <text:p>0.0001083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1092">
                <text:p>0.000109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11004">
                <text:p>0.0001100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11088">
                <text:p>0.0001108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1172">
                <text:p>0.0001117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11256">
                <text:p>0.0001125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134">
                <text:p>0.000113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1424">
                <text:p>0.0001142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1508">
                <text:p>0.0001150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11592">
                <text:p>0.0001159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11676">
                <text:p>0.0001167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1176">
                <text:p>0.000117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11844">
                <text:p>0.0001184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1928">
                <text:p>0.0001192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12012">
                <text:p>0.0001201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2096">
                <text:p>0.000120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1218">
                <text:p>0.000121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2264">
                <text:p>0.0001226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2348">
                <text:p>0.0001234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12432">
                <text:p>0.0001243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2516">
                <text:p>0.0001251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126">
                <text:p>0.00012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12684">
                <text:p>0.0001268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2768">
                <text:p>0.0001276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2852">
                <text:p>0.0001285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12936">
                <text:p>0.0001293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1302">
                <text:p>0.000130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13104">
                <text:p>0.0001310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13188">
                <text:p>0.0001318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3272">
                <text:p>0.0001327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13356">
                <text:p>0.0001335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1344">
                <text:p>0.000134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13524">
                <text:p>0.0001352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13608">
                <text:p>0.0001360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13692">
                <text:p>0.0001369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13776">
                <text:p>0.0001377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386">
                <text:p>0.000138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3944">
                <text:p>0.0001394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4028">
                <text:p>0.0001402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4112">
                <text:p>0.0001411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4196">
                <text:p>0.0001419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1428">
                <text:p>0.000142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14364">
                <text:p>0.0001436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4448">
                <text:p>0.0001444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4532">
                <text:p>0.0001453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4616">
                <text:p>0.0001461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47">
                <text:p>0.000147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4784">
                <text:p>0.000147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14868">
                <text:p>0.0001486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4952">
                <text:p>0.0001495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15036">
                <text:p>0.0001503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1512">
                <text:p>0.000151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5204">
                <text:p>0.0001520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15288">
                <text:p>0.0001528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15372">
                <text:p>0.0001537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5456">
                <text:p>0.0001545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554">
                <text:p>0.000155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5624">
                <text:p>0.0001562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15708">
                <text:p>0.0001570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5792">
                <text:p>0.0001579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5876">
                <text:p>0.0001587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1596">
                <text:p>0.000159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16044">
                <text:p>0.0001604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6128">
                <text:p>0.0001612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6212">
                <text:p>0.0001621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16296">
                <text:p>0.0001629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1638">
                <text:p>0.000163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16464">
                <text:p>0.0001646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16548">
                <text:p>0.0001654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16632">
                <text:p>0.0001663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16716">
                <text:p>0.0001671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168">
                <text:p>0.00016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16884">
                <text:p>0.0001688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16968">
                <text:p>0.0001696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17052">
                <text:p>0.0001705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17136">
                <text:p>0.000171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1722">
                <text:p>0.000172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17304">
                <text:p>0.00017304</text:p>
              </table:table-cell>
              <table:table-cell office:value-type="float" office:value="0">
                <text:p>0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17388">
                <text:p>0.0001738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17472">
                <text:p>0.0001747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7556">
                <text:p>0.000175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1764">
                <text:p>0.000176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17724">
                <text:p>0.0001772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17808">
                <text:p>0.0001780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17892">
                <text:p>0.0001789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17976">
                <text:p>0.0001797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1806">
                <text:p>0.000180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18144">
                <text:p>0.0001814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18228">
                <text:p>0.0001822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18312">
                <text:p>0.0001831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18396">
                <text:p>0.0001839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1848">
                <text:p>0.00018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18564">
                <text:p>0.0001856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18648">
                <text:p>0.000186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18732">
                <text:p>0.0001873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18816">
                <text:p>0.0001881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189">
                <text:p>0.000189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18984">
                <text:p>0.0001898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19068">
                <text:p>0.0001906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19152">
                <text:p>0.0001915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19236">
                <text:p>0.0001923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1932">
                <text:p>0.000193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19404">
                <text:p>0.0001940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19488">
                <text:p>0.0001948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19572">
                <text:p>0.0001957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19656">
                <text:p>0.0001965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1974">
                <text:p>0.000197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19824">
                <text:p>0.0001982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19908">
                <text:p>0.0001990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19992">
                <text:p>0.00019992</text:p>
              </table:table-cell>
              <table:table-cell office:value-type="float" office:value="0">
                <text:p>0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20076">
                <text:p>0.0002007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2016">
                <text:p>0.000201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20244">
                <text:p>0.0002024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20328">
                <text:p>0.0002032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20412">
                <text:p>0.0002041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20496">
                <text:p>0.0002049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51457286">
                <text:p>0.0514572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2058">
                <text:p>0.000205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20664">
                <text:p>0.0002066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20748">
                <text:p>0.0002074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20832">
                <text:p>0.0002083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20916">
                <text:p>0.0002091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21">
                <text:p>0.00021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21084">
                <text:p>0.0002108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21168">
                <text:p>0.0002116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21252">
                <text:p>0.0002125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21336">
                <text:p>0.0002133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2142">
                <text:p>0.000214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21504">
                <text:p>0.0002150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21588">
                <text:p>0.0002158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21672">
                <text:p>0.0002167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21756">
                <text:p>0.0002175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2184">
                <text:p>0.000218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21924">
                <text:p>0.0002192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22008">
                <text:p>0.0002200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22092">
                <text:p>0.0002209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22176">
                <text:p>0.0002217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2226">
                <text:p>0.000222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22344">
                <text:p>0.00022344</text:p>
              </table:table-cell>
              <table:table-cell office:value-type="float" office:value="0">
                <text:p>0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22428">
                <text:p>0.0002242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22512">
                <text:p>0.0002251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22596">
                <text:p>0.0002259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22764">
                <text:p>0.0002276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22848">
                <text:p>0.0002284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22932">
                <text:p>0.0002293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23016">
                <text:p>0.0002301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231">
                <text:p>0.000231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23184">
                <text:p>0.0002318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23268">
                <text:p>0.0002326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23436">
                <text:p>0.0002343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2352">
                <text:p>0.000235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23604">
                <text:p>0.0002360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23688">
                <text:p>0.0002368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23772">
                <text:p>0.0002377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23856">
                <text:p>0.0002385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2394">
                <text:p>0.000239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24024">
                <text:p>0.0002402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24108">
                <text:p>0.0002410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24192">
                <text:p>0.0002419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24276">
                <text:p>0.0002427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2436">
                <text:p>0.000243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24444">
                <text:p>0.0002444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24528">
                <text:p>0.0002452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24612">
                <text:p>0.0002461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24696">
                <text:p>0.0002469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2478">
                <text:p>0.000247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24864">
                <text:p>0.0002486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24948">
                <text:p>0.0002494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25032">
                <text:p>0.0002503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25116">
                <text:p>0.0002511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252">
                <text:p>0.00025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25284">
                <text:p>0.0002528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25368">
                <text:p>0.0002536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25452">
                <text:p>0.0002545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25536">
                <text:p>0.0002553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2562">
                <text:p>0.000256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25704">
                <text:p>0.0002570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25788">
                <text:p>0.0002578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25872">
                <text:p>0.0002587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25956">
                <text:p>0.0002595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2604">
                <text:p>0.000260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26124">
                <text:p>0.0002612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26208">
                <text:p>0.0002620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26292">
                <text:p>0.0002629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26376">
                <text:p>0.0002637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2646">
                <text:p>0.000264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26544">
                <text:p>0.0002654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26628">
                <text:p>0.0002662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26712">
                <text:p>0.0002671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26796">
                <text:p>0.0002679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688">
                <text:p>0.000268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26964">
                <text:p>0.0002696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27048">
                <text:p>0.0002704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27132">
                <text:p>0.0002713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27216">
                <text:p>0.0002721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273">
                <text:p>0.000273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27384">
                <text:p>0.0002738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27468">
                <text:p>0.0002746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27552">
                <text:p>0.00027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27636">
                <text:p>0.0002763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2772">
                <text:p>0.000277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27804">
                <text:p>0.0002780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27888">
                <text:p>0.0002788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27972">
                <text:p>0.0002797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28056">
                <text:p>0.0002805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2814">
                <text:p>0.000281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28224">
                <text:p>0.0002822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28308">
                <text:p>0.0002830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28392">
                <text:p>0.0002839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28476">
                <text:p>0.0002847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2856">
                <text:p>0.000285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28644">
                <text:p>0.0002864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28728">
                <text:p>0.0002872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28812">
                <text:p>0.0002881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28896">
                <text:p>0.0002889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2898">
                <text:p>0.000289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29064">
                <text:p>0.0002906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29148">
                <text:p>0.0002914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29232">
                <text:p>0.0002923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29316">
                <text:p>0.0002931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294">
                <text:p>0.00029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29484">
                <text:p>0.0002948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29568">
                <text:p>0.0002956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29652">
                <text:p>0.0002965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29736">
                <text:p>0.0002973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2982">
                <text:p>0.000298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29904">
                <text:p>0.0002990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29988">
                <text:p>0.00029988</text:p>
              </table:table-cell>
              <table:table-cell office:value-type="float" office:value="0">
                <text:p>0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30072">
                <text:p>0.0003007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30156">
                <text:p>0.0003015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3024">
                <text:p>0.0003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30324">
                <text:p>0.0003032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30408">
                <text:p>0.0003040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30492">
                <text:p>0.0003049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30576">
                <text:p>0.0003057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3066">
                <text:p>0.000306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30744">
                <text:p>0.0003074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30828">
                <text:p>0.0003082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30912">
                <text:p>0.0003091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30996">
                <text:p>0.0003099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3108">
                <text:p>0.000310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31164">
                <text:p>0.0003116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31248">
                <text:p>0.0003124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31332">
                <text:p>0.0003133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31416">
                <text:p>0.0003141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315">
                <text:p>0.000315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31584">
                <text:p>0.0003158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31668">
                <text:p>0.0003166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31752">
                <text:p>0.0003175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31836">
                <text:p>0.0003183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3192">
                <text:p>0.0003192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32004">
                <text:p>0.0003200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32088">
                <text:p>0.00032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32172">
                <text:p>0.0003217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2256">
                <text:p>0.0003225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3234">
                <text:p>0.0003234</text:p>
              </table:table-cell>
              <table:table-cell office:value-type="float" office:value="0">
                <text:p>0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32424">
                <text:p>0.0003242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32508">
                <text:p>0.0003250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32592">
                <text:p>0.0003259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32676">
                <text:p>0.0003267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3276">
                <text:p>0.000327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32844">
                <text:p>0.0003284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32928">
                <text:p>0.0003292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33012">
                <text:p>0.0003301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33096">
                <text:p>0.0003309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3318">
                <text:p>0.000331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33264">
                <text:p>0.0003326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33348">
                <text:p>0.0003334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33432">
                <text:p>0.0003343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33516">
                <text:p>0.0003351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336">
                <text:p>0.00033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33684">
                <text:p>0.0003368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33768">
                <text:p>0.0003376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33852">
                <text:p>0.0003385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33936">
                <text:p>0.0003393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3402">
                <text:p>0.000340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34104">
                <text:p>0.0003410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34188">
                <text:p>0.0003418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34272">
                <text:p>0.0003427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34356">
                <text:p>0.0003435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3444">
                <text:p>0.000344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34524">
                <text:p>0.0003452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34608">
                <text:p>0.0003460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34692">
                <text:p>0.0003469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34776">
                <text:p>0.000347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3486">
                <text:p>0.000348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34944">
                <text:p>0.0003494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35028">
                <text:p>0.0003502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35112">
                <text:p>0.0003511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35196">
                <text:p>0.0003519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3528">
                <text:p>0.000352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35364">
                <text:p>0.0003536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35448">
                <text:p>0.0003544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35532">
                <text:p>0.0003553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35616">
                <text:p>0.0003561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357">
                <text:p>0.000357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35784">
                <text:p>0.0003578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35868">
                <text:p>0.0003586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35952">
                <text:p>0.0003595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36036">
                <text:p>0.0003603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3612">
                <text:p>0.000361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36204">
                <text:p>0.0003620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36288">
                <text:p>0.0003628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36372">
                <text:p>0.0003637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36456">
                <text:p>0.0003645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3654">
                <text:p>0.000365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36624">
                <text:p>0.0003662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36708">
                <text:p>0.0003670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36792">
                <text:p>0.0003679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36876">
                <text:p>0.0003687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3696">
                <text:p>0.0003696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37044">
                <text:p>0.0003704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37128">
                <text:p>0.0003712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37212">
                <text:p>0.0003721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37296">
                <text:p>0.0003729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3738">
                <text:p>0.000373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37464">
                <text:p>0.0003746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37548">
                <text:p>0.000375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37632">
                <text:p>0.0003763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37716">
                <text:p>0.0003771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378">
                <text:p>0.00037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37884">
                <text:p>0.0003788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37968">
                <text:p>0.0003796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38052">
                <text:p>0.0003805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38136">
                <text:p>0.0003813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3822">
                <text:p>0.000382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38304">
                <text:p>0.0003830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38388">
                <text:p>0.0003838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38472">
                <text:p>0.0003847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38556">
                <text:p>0.0003855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3864">
                <text:p>0.000386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38724">
                <text:p>0.0003872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38808">
                <text:p>0.0003880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38892">
                <text:p>0.0003889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38976">
                <text:p>0.0003897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3906">
                <text:p>0.000390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39144">
                <text:p>0.0003914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39228">
                <text:p>0.0003922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39312">
                <text:p>0.0003931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39396">
                <text:p>0.0003939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3948">
                <text:p>0.000394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39564">
                <text:p>0.0003956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39648">
                <text:p>0.0003964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39732">
                <text:p>0.0003973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39816">
                <text:p>0.0003981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399">
                <text:p>0.000399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39984">
                <text:p>0.0003998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40068">
                <text:p>0.0004006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40152">
                <text:p>0.0004015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40236">
                <text:p>0.000402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4032">
                <text:p>0.000403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40404">
                <text:p>0.0004040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40488">
                <text:p>0.0004048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40572">
                <text:p>0.0004057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40656">
                <text:p>0.0004065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4074">
                <text:p>0.000407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40824">
                <text:p>0.0004082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40908">
                <text:p>0.0004090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40992">
                <text:p>0.0004099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41076">
                <text:p>0.0004107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4116">
                <text:p>0.000411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41244">
                <text:p>0.0004124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41328">
                <text:p>0.0004132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41412">
                <text:p>0.0004141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41496">
                <text:p>0.0004149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4158">
                <text:p>0.000415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41664">
                <text:p>0.0004166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41748">
                <text:p>0.0004174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41832">
                <text:p>0.0004183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41916">
                <text:p>0.00041916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42">
                <text:p>0.0004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42084">
                <text:p>0.0004208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42168">
                <text:p>0.0004216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42252">
                <text:p>0.0004225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42336">
                <text:p>0.00042336</text:p>
              </table:table-cell>
              <table:table-cell office:value-type="float" office:value="0">
                <text:p>0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4242">
                <text:p>0.000424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42504">
                <text:p>0.0004250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42588">
                <text:p>0.0004258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42672">
                <text:p>0.0004267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42756">
                <text:p>0.0004275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4284">
                <text:p>0.000428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42924">
                <text:p>0.0004292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43008">
                <text:p>0.0004300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43092">
                <text:p>0.0004309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43176">
                <text:p>0.0004317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4326">
                <text:p>0.000432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43344">
                <text:p>0.0004334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43428">
                <text:p>0.0004342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43512">
                <text:p>0.0004351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43596">
                <text:p>0.0004359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4368">
                <text:p>0.000436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43764">
                <text:p>0.0004376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43848">
                <text:p>0.000438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43932">
                <text:p>0.0004393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44016">
                <text:p>0.0004401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441">
                <text:p>0.000441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44184">
                <text:p>0.0004418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44268">
                <text:p>0.0004426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44352">
                <text:p>0.0004435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44436">
                <text:p>0.0004443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44604">
                <text:p>0.0004460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44688">
                <text:p>0.0004468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44772">
                <text:p>0.000447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4494">
                <text:p>0.000449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45024">
                <text:p>0.0004502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45108">
                <text:p>0.0004510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45192">
                <text:p>0.0004519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45276">
                <text:p>0.0004527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4536">
                <text:p>0.000453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45444">
                <text:p>0.0004544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45528">
                <text:p>0.0004552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45612">
                <text:p>0.0004561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45696">
                <text:p>0.0004569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4578">
                <text:p>0.000457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45864">
                <text:p>0.0004586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45948">
                <text:p>0.0004594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46032">
                <text:p>0.0004603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46116">
                <text:p>0.0004611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462">
                <text:p>0.00046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46284">
                <text:p>0.0004628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46368">
                <text:p>0.0004636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46452">
                <text:p>0.0004645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46536">
                <text:p>0.0004653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4662">
                <text:p>0.000466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46704">
                <text:p>0.0004670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46788">
                <text:p>0.0004678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46872">
                <text:p>0.0004687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46956">
                <text:p>0.00046956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4704">
                <text:p>0.000470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47124">
                <text:p>0.000471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47208">
                <text:p>0.0004720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47292">
                <text:p>0.00047292</text:p>
              </table:table-cell>
              <table:table-cell office:value-type="float" office:value="0">
                <text:p>0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47376">
                <text:p>0.0004737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4746">
                <text:p>0.000474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47544">
                <text:p>0.00047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47628">
                <text:p>0.0004762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47712">
                <text:p>0.0004771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47796">
                <text:p>0.0004779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4788">
                <text:p>0.000478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47964">
                <text:p>0.0004796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48048">
                <text:p>0.0004804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48132">
                <text:p>0.0004813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48216">
                <text:p>0.0004821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483">
                <text:p>0.000483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48384">
                <text:p>0.000483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48468">
                <text:p>0.0004846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48552">
                <text:p>0.0004855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48636">
                <text:p>0.0004863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4872">
                <text:p>0.000487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48804">
                <text:p>0.0004880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48888">
                <text:p>0.0004888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48972">
                <text:p>0.0004897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49056">
                <text:p>0.0004905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4914">
                <text:p>0.000491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49224">
                <text:p>0.0004922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49308">
                <text:p>0.0004930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49392">
                <text:p>0.0004939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49476">
                <text:p>0.0004947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49644">
                <text:p>0.0004964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49728">
                <text:p>0.0004972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49812">
                <text:p>0.0004981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49896">
                <text:p>0.0004989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4998">
                <text:p>0.000499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50064">
                <text:p>0.0005006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50148">
                <text:p>0.0005014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50232">
                <text:p>0.00050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50316">
                <text:p>0.0005031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504">
                <text:p>0.00050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50484">
                <text:p>0.0005048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50568">
                <text:p>0.0005056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50652">
                <text:p>0.0005065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50736">
                <text:p>0.0005073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5082">
                <text:p>0.000508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50904">
                <text:p>0.0005090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50988">
                <text:p>0.0005098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51072">
                <text:p>0.0005107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51156">
                <text:p>0.0005115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5124">
                <text:p>0.000512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51324">
                <text:p>0.0005132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51408">
                <text:p>0.0005140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51492">
                <text:p>0.0005149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51576">
                <text:p>0.0005157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5166">
                <text:p>0.000516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51744">
                <text:p>0.0005174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51828">
                <text:p>0.0005182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51912">
                <text:p>0.00051912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51996">
                <text:p>0.0005199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5208">
                <text:p>0.0005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52164">
                <text:p>0.0005216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52248">
                <text:p>0.0005224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52332">
                <text:p>0.0005233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52416">
                <text:p>0.0005241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525">
                <text:p>0.000525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52584">
                <text:p>0.0005258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52668">
                <text:p>0.0005266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52752">
                <text:p>0.0005275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52836">
                <text:p>0.0005283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5292">
                <text:p>0.000529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53004">
                <text:p>0.0005300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53088">
                <text:p>0.0005308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53172">
                <text:p>0.0005317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53256">
                <text:p>0.0005325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5334">
                <text:p>0.000533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53424">
                <text:p>0.0005342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53508">
                <text:p>0.0005350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53592">
                <text:p>0.0005359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53676">
                <text:p>0.0005367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5376">
                <text:p>0.000537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53844">
                <text:p>0.0005384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53928">
                <text:p>0.0005392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54012">
                <text:p>0.0005401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54096">
                <text:p>0.0005409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5418">
                <text:p>0.000541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54264">
                <text:p>0.0005426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54348">
                <text:p>0.0005434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54432">
                <text:p>0.0005443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54516">
                <text:p>0.0005451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546">
                <text:p>0.00054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54684">
                <text:p>0.0005468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54768">
                <text:p>0.00054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54852">
                <text:p>0.0005485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54936">
                <text:p>0.0005493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5502">
                <text:p>0.000550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55104">
                <text:p>0.0005510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55188">
                <text:p>0.0005518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55272">
                <text:p>0.0005527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55356">
                <text:p>0.0005535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5544">
                <text:p>0.000554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55524">
                <text:p>0.0005552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55608">
                <text:p>0.0005560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55692">
                <text:p>0.0005569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55776">
                <text:p>0.0005577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5586">
                <text:p>0.000558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55944">
                <text:p>0.0005594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56028">
                <text:p>0.0005602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56112">
                <text:p>0.0005611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56196">
                <text:p>0.0005619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5628">
                <text:p>0.000562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56364">
                <text:p>0.0005636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56448">
                <text:p>0.0005644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56532">
                <text:p>0.0005653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56616">
                <text:p>0.0005661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567">
                <text:p>0.000567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56784">
                <text:p>0.0005678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56868">
                <text:p>0.0005686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56952">
                <text:p>0.00056952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57036">
                <text:p>0.0005703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5712">
                <text:p>0.00057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57204">
                <text:p>0.0005720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57288">
                <text:p>0.0005728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57372">
                <text:p>0.0005737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57456">
                <text:p>0.0005745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5754">
                <text:p>0.00057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57624">
                <text:p>0.0005762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57708">
                <text:p>0.0005770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57792">
                <text:p>0.0005779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57876">
                <text:p>0.0005787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5796">
                <text:p>0.000579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58044">
                <text:p>0.0005804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58128">
                <text:p>0.0005812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58212">
                <text:p>0.0005821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58296">
                <text:p>0.0005829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5838">
                <text:p>0.000583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58464">
                <text:p>0.0005846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58548">
                <text:p>0.000585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58632">
                <text:p>0.0005863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58716">
                <text:p>0.0005871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588">
                <text:p>0.00058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58884">
                <text:p>0.0005888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58968">
                <text:p>0.0005896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59052">
                <text:p>0.0005905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59136">
                <text:p>0.0005913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5922">
                <text:p>0.000592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59304">
                <text:p>0.0005930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59388">
                <text:p>0.0005938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59472">
                <text:p>0.0005947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59556">
                <text:p>0.0005955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5964">
                <text:p>0.000596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59724">
                <text:p>0.0005972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59808">
                <text:p>0.0005980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59892">
                <text:p>0.0005989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59976">
                <text:p>0.0005997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6006">
                <text:p>0.000600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60144">
                <text:p>0.0006014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60228">
                <text:p>0.000602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60312">
                <text:p>0.0006031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60396">
                <text:p>0.0006039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6048">
                <text:p>0.000604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60564">
                <text:p>0.0006056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60648">
                <text:p>0.0006064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60732">
                <text:p>0.0006073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60816">
                <text:p>0.0006081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609">
                <text:p>0.000609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60984">
                <text:p>0.0006098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61068">
                <text:p>0.0006106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61152">
                <text:p>0.0006115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61236">
                <text:p>0.0006123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6132">
                <text:p>0.000613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61404">
                <text:p>0.0006140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61488">
                <text:p>0.0006148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61572">
                <text:p>0.0006157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61656">
                <text:p>0.0006165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6174">
                <text:p>0.000617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61824">
                <text:p>0.0006182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61908">
                <text:p>0.0006190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61992">
                <text:p>0.0006199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62076">
                <text:p>0.0006207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6216">
                <text:p>0.000621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62244">
                <text:p>0.0006224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62328">
                <text:p>0.00062328</text:p>
              </table:table-cell>
              <table:table-cell office:value-type="float" office:value="0">
                <text:p>0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62412">
                <text:p>0.0006241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62496">
                <text:p>0.0006249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6258">
                <text:p>0.000625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62664">
                <text:p>0.0006266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62748">
                <text:p>0.0006274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62832">
                <text:p>0.0006283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62916">
                <text:p>0.0006291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63">
                <text:p>0.00063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63084">
                <text:p>0.0006308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63168">
                <text:p>0.0006316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63252">
                <text:p>0.0006325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63336">
                <text:p>0.0006333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6342">
                <text:p>0.000634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63504">
                <text:p>0.0006350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63588">
                <text:p>0.0006358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63672">
                <text:p>0.0006367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63756">
                <text:p>0.0006375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6384">
                <text:p>0.000638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63924">
                <text:p>0.0006392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64008">
                <text:p>0.0006400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64092">
                <text:p>0.0006409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64176">
                <text:p>0.0006417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6426">
                <text:p>0.000642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64344">
                <text:p>0.0006434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64428">
                <text:p>0.0006442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64512">
                <text:p>0.0006451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64596">
                <text:p>0.0006459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6468">
                <text:p>0.000646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64764">
                <text:p>0.000647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64848">
                <text:p>0.0006484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64932">
                <text:p>0.0006493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65016">
                <text:p>0.00065016</text:p>
              </table:table-cell>
              <table:table-cell office:value-type="float" office:value="0">
                <text:p>0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651">
                <text:p>0.000651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65184">
                <text:p>0.0006518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65268">
                <text:p>0.0006526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65352">
                <text:p>0.0006535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65436">
                <text:p>0.0006543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6552">
                <text:p>0.000655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65604">
                <text:p>0.0006560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65688">
                <text:p>0.0006568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65772">
                <text:p>0.0006577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65856">
                <text:p>0.0006585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6594">
                <text:p>0.000659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66024">
                <text:p>0.0006602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66108">
                <text:p>0.0006610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66192">
                <text:p>0.0006619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66276">
                <text:p>0.0006627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6636">
                <text:p>0.000663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66444">
                <text:p>0.0006644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66528">
                <text:p>0.0006652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66612">
                <text:p>0.0006661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66696">
                <text:p>0.0006669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6678">
                <text:p>0.000667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66864">
                <text:p>0.0006686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66948">
                <text:p>0.00066948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67032">
                <text:p>0.0006703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67116">
                <text:p>0.000671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672">
                <text:p>0.00067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67284">
                <text:p>0.0006728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67368">
                <text:p>0.0006736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67452">
                <text:p>0.0006745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67536">
                <text:p>0.0006753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6762">
                <text:p>0.000676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67704">
                <text:p>0.0006770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67788">
                <text:p>0.0006778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67872">
                <text:p>0.0006787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67956">
                <text:p>0.0006795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6804">
                <text:p>0.000680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68124">
                <text:p>0.0006812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68208">
                <text:p>0.0006820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68292">
                <text:p>0.0006829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68376">
                <text:p>0.0006837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6846">
                <text:p>0.000684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68544">
                <text:p>0.0006854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68628">
                <text:p>0.0006862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68712">
                <text:p>0.0006871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68796">
                <text:p>0.0006879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6888">
                <text:p>0.000688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68964">
                <text:p>0.0006896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69048">
                <text:p>0.0006904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69132">
                <text:p>0.0006913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69216">
                <text:p>0.0006921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693">
                <text:p>0.000693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69384">
                <text:p>0.0006938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69468">
                <text:p>0.0006946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69552">
                <text:p>0.0006955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69636">
                <text:p>0.0006963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6972">
                <text:p>0.000697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69804">
                <text:p>0.000698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69888">
                <text:p>0.0006988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69972">
                <text:p>0.0006997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70056">
                <text:p>0.0007005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7014">
                <text:p>0.000701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70224">
                <text:p>0.00070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70308">
                <text:p>0.0007030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70392">
                <text:p>0.0007039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70476">
                <text:p>0.0007047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7056">
                <text:p>0.000705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70644">
                <text:p>0.0007064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70728">
                <text:p>0.0007072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70812">
                <text:p>0.0007081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70896">
                <text:p>0.0007089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7098">
                <text:p>0.000709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71064">
                <text:p>0.0007106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71148">
                <text:p>0.0007114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71232">
                <text:p>0.0007123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71316">
                <text:p>0.0007131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714">
                <text:p>0.00071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71484">
                <text:p>0.0007148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71568">
                <text:p>0.0007156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71652">
                <text:p>0.0007165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71736">
                <text:p>0.0007173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7182">
                <text:p>0.000718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71904">
                <text:p>0.0007190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71988">
                <text:p>0.0007198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72072">
                <text:p>0.0007207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72156">
                <text:p>0.0007215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7224">
                <text:p>0.000722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72324">
                <text:p>0.00072324</text:p>
              </table:table-cell>
              <table:table-cell office:value-type="float" office:value="0">
                <text:p>0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72408">
                <text:p>0.0007240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72492">
                <text:p>0.0007249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72576">
                <text:p>0.0007257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7266">
                <text:p>0.000726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72744">
                <text:p>0.0007274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72828">
                <text:p>0.0007282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72912">
                <text:p>0.0007291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72996">
                <text:p>0.0007299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7308">
                <text:p>0.000730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73164">
                <text:p>0.0007316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73248">
                <text:p>0.0007324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73332">
                <text:p>0.0007333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73416">
                <text:p>0.0007341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735">
                <text:p>0.000735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73584">
                <text:p>0.0007358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73668">
                <text:p>0.0007366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73752">
                <text:p>0.0007375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73836">
                <text:p>0.0007383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7392">
                <text:p>0.000739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74004">
                <text:p>0.0007400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74088">
                <text:p>0.0007408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74172">
                <text:p>0.0007417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74256">
                <text:p>0.0007425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7434">
                <text:p>0.000743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74424">
                <text:p>0.0007442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74508">
                <text:p>0.0007450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74592">
                <text:p>0.0007459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74676">
                <text:p>0.0007467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7476">
                <text:p>0.000747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74844">
                <text:p>0.0007484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74928">
                <text:p>0.0007492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75012">
                <text:p>0.00075012</text:p>
              </table:table-cell>
              <table:table-cell office:value-type="float" office:value="0">
                <text:p>0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75096">
                <text:p>0.0007509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7518">
                <text:p>0.000751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75264">
                <text:p>0.00075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75348">
                <text:p>0.0007534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75432">
                <text:p>0.0007543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50653266">
                <text:p>0.0506532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75516">
                <text:p>0.0007551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756">
                <text:p>0.00075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75684">
                <text:p>0.0007568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75768">
                <text:p>0.0007576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75852">
                <text:p>0.0007585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75936">
                <text:p>0.0007593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7602">
                <text:p>0.000760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76104">
                <text:p>0.0007610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76188">
                <text:p>0.0007618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76272">
                <text:p>0.0007627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76356">
                <text:p>0.0007635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7644">
                <text:p>0.000764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76524">
                <text:p>0.0007652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76608">
                <text:p>0.0007660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76692">
                <text:p>0.0007669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76776">
                <text:p>0.0007677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7686">
                <text:p>0.000768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76944">
                <text:p>0.00076944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77028">
                <text:p>0.0007702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77112">
                <text:p>0.000771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77196">
                <text:p>0.0007719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7728">
                <text:p>0.000772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77364">
                <text:p>0.0007736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77448">
                <text:p>0.0007744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77532">
                <text:p>0.000775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77616">
                <text:p>0.0007761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777">
                <text:p>0.000777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77784">
                <text:p>0.0007778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77868">
                <text:p>0.0007786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77952">
                <text:p>0.0007795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78036">
                <text:p>0.0007803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7812">
                <text:p>0.000781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78204">
                <text:p>0.0007820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78288">
                <text:p>0.0007828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78372">
                <text:p>0.0007837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78456">
                <text:p>0.0007845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7854">
                <text:p>0.000785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78624">
                <text:p>0.0007862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78708">
                <text:p>0.0007870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78792">
                <text:p>0.0007879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78876">
                <text:p>0.0007887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7896">
                <text:p>0.000789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79044">
                <text:p>0.0007904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79128">
                <text:p>0.0007912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79212">
                <text:p>0.0007921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79296">
                <text:p>0.0007929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7938">
                <text:p>0.000793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79464">
                <text:p>0.0007946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79548">
                <text:p>0.0007954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79632">
                <text:p>0.0007963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79716">
                <text:p>0.0007971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798">
                <text:p>0.00079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79884">
                <text:p>0.0007988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79968">
                <text:p>0.0007996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80052">
                <text:p>0.0008005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80136">
                <text:p>0.0008013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8022">
                <text:p>0.000802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80304">
                <text:p>0.0008030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80388">
                <text:p>0.0008038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80472">
                <text:p>0.0008047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80556">
                <text:p>0.0008055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8064">
                <text:p>0.000806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80724">
                <text:p>0.0008072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80808">
                <text:p>0.0008080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80892">
                <text:p>0.0008089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80976">
                <text:p>0.0008097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8106">
                <text:p>0.000810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81144">
                <text:p>0.0008114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81228">
                <text:p>0.0008122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81312">
                <text:p>0.0008131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81396">
                <text:p>0.0008139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8148">
                <text:p>0.000814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81564">
                <text:p>0.0008156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81648">
                <text:p>0.0008164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81732">
                <text:p>0.0008173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81816">
                <text:p>0.0008181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819">
                <text:p>0.000819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81984">
                <text:p>0.0008198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82068">
                <text:p>0.0008206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82152">
                <text:p>0.0008215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82236">
                <text:p>0.0008223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8232">
                <text:p>0.000823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82404">
                <text:p>0.0008240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82488">
                <text:p>0.0008248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82572">
                <text:p>0.000825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82656">
                <text:p>0.0008265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8274">
                <text:p>0.000827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82824">
                <text:p>0.0008282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82908">
                <text:p>0.0008290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82992">
                <text:p>0.0008299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83076">
                <text:p>0.0008307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8316">
                <text:p>0.000831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83244">
                <text:p>0.0008324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83328">
                <text:p>0.0008332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83412">
                <text:p>0.0008341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83496">
                <text:p>0.0008349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8358">
                <text:p>0.000835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83664">
                <text:p>0.0008366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83748">
                <text:p>0.000837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83832">
                <text:p>0.0008383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83916">
                <text:p>0.0008391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84">
                <text:p>0.000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84084">
                <text:p>0.0008408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84168">
                <text:p>0.0008416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84252">
                <text:p>0.0008425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84336">
                <text:p>0.0008433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8442">
                <text:p>0.000844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84504">
                <text:p>0.0008450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84588">
                <text:p>0.0008458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84672">
                <text:p>0.0008467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84756">
                <text:p>0.00084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84924">
                <text:p>0.0008492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85008">
                <text:p>0.0008500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85092">
                <text:p>0.0008509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85176">
                <text:p>0.0008517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8526">
                <text:p>0.000852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85344">
                <text:p>0.0008534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85428">
                <text:p>0.0008542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85512">
                <text:p>0.0008551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85596">
                <text:p>0.0008559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8568">
                <text:p>0.000856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85764">
                <text:p>0.0008576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85848">
                <text:p>0.0008584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85932">
                <text:p>0.0008593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86016">
                <text:p>0.0008601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861">
                <text:p>0.000861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86184">
                <text:p>0.0008618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86268">
                <text:p>0.0008626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86352">
                <text:p>0.0008635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86436">
                <text:p>0.0008643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8652">
                <text:p>0.000865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86604">
                <text:p>0.0008660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86688">
                <text:p>0.0008668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86772">
                <text:p>0.0008677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86856">
                <text:p>0.0008685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8694">
                <text:p>0.0008694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87024">
                <text:p>0.0008702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87108">
                <text:p>0.000871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87192">
                <text:p>0.0008719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87276">
                <text:p>0.0008727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87444">
                <text:p>0.0008744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87528">
                <text:p>0.0008752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87612">
                <text:p>0.0008761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87696">
                <text:p>0.0008769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8778">
                <text:p>0.000877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87864">
                <text:p>0.0008786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87948">
                <text:p>0.0008794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88032">
                <text:p>0.0008803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88116">
                <text:p>0.0008811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882">
                <text:p>0.00088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88284">
                <text:p>0.0008828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88368">
                <text:p>0.0008836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88452">
                <text:p>0.0008845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88536">
                <text:p>0.0008853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8862">
                <text:p>0.000886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88704">
                <text:p>0.0008870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88788">
                <text:p>0.0008878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88872">
                <text:p>0.0008887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88956">
                <text:p>0.0008895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8904">
                <text:p>0.000890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89124">
                <text:p>0.0008912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89208">
                <text:p>0.0008920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89292">
                <text:p>0.0008929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89376">
                <text:p>0.0008937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8946">
                <text:p>0.000894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89544">
                <text:p>0.0008954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89628">
                <text:p>0.0008962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89712">
                <text:p>0.0008971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89796">
                <text:p>0.000897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89964">
                <text:p>0.0008996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90048">
                <text:p>0.0009004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90132">
                <text:p>0.0009013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90216">
                <text:p>0.000902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903">
                <text:p>0.000903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90384">
                <text:p>0.0009038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90468">
                <text:p>0.0009046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90552">
                <text:p>0.0009055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90636">
                <text:p>0.0009063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9072">
                <text:p>0.000907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90804">
                <text:p>0.0009080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90888">
                <text:p>0.0009088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90972">
                <text:p>0.0009097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91056">
                <text:p>0.0009105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9114">
                <text:p>0.000911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91224">
                <text:p>0.0009122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91308">
                <text:p>0.0009130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91392">
                <text:p>0.0009139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91476">
                <text:p>0.0009147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9156">
                <text:p>0.000915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91644">
                <text:p>0.0009164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91728">
                <text:p>0.0009172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91812">
                <text:p>0.0009181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91896">
                <text:p>0.00091896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9198">
                <text:p>0.000919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92064">
                <text:p>0.00092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92148">
                <text:p>0.0009214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92232">
                <text:p>0.0009223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92316">
                <text:p>0.00092316</text:p>
              </table:table-cell>
              <table:table-cell office:value-type="float" office:value="0">
                <text:p>0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924">
                <text:p>0.00092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92484">
                <text:p>0.0009248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92568">
                <text:p>0.0009256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92652">
                <text:p>0.0009265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92736">
                <text:p>0.0009273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9282">
                <text:p>0.000928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92904">
                <text:p>0.0009290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92988">
                <text:p>0.0009298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93072">
                <text:p>0.0009307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93156">
                <text:p>0.0009315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9324">
                <text:p>0.000932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93324">
                <text:p>0.0009332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93408">
                <text:p>0.0009340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93492">
                <text:p>0.0009349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93576">
                <text:p>0.0009357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9366">
                <text:p>0.000936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93744">
                <text:p>0.0009374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93828">
                <text:p>0.0009382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93912">
                <text:p>0.0009391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93996">
                <text:p>0.0009399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9408">
                <text:p>0.000940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94164">
                <text:p>0.0009416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94248">
                <text:p>0.0009424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94332">
                <text:p>0.0009433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94416">
                <text:p>0.0009441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945">
                <text:p>0.000945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94584">
                <text:p>0.0009458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94668">
                <text:p>0.0009466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94752">
                <text:p>0.0009475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94836">
                <text:p>0.0009483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95004">
                <text:p>0.00095004</text:p>
              </table:table-cell>
              <table:table-cell office:value-type="float" office:value="0">
                <text:p>0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95088">
                <text:p>0.0009508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95172">
                <text:p>0.0009517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95256">
                <text:p>0.00095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9534">
                <text:p>0.000953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95424">
                <text:p>0.0009542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95508">
                <text:p>0.0009550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95592">
                <text:p>0.0009559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95676">
                <text:p>0.0009567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9576">
                <text:p>0.000957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95844">
                <text:p>0.0009584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95928">
                <text:p>0.0009592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96012">
                <text:p>0.0009601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96096">
                <text:p>0.0009609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9618">
                <text:p>0.000961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96264">
                <text:p>0.0009626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96348">
                <text:p>0.0009634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96432">
                <text:p>0.0009643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96516">
                <text:p>0.0009651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966">
                <text:p>0.00096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96684">
                <text:p>0.0009668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96768">
                <text:p>0.0009676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96852">
                <text:p>0.0009685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96936">
                <text:p>0.00096936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9702">
                <text:p>0.000970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97104">
                <text:p>0.00097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97188">
                <text:p>0.0009718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97272">
                <text:p>0.0009727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97356">
                <text:p>0.00097356</text:p>
              </table:table-cell>
              <table:table-cell office:value-type="float" office:value="0">
                <text:p>0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97524">
                <text:p>0.0009752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97608">
                <text:p>0.0009760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97692">
                <text:p>0.0009769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97776">
                <text:p>0.0009777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9786">
                <text:p>0.000978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97944">
                <text:p>0.0009794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98028">
                <text:p>0.0009802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98112">
                <text:p>0.0009811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98196">
                <text:p>0.0009819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9828">
                <text:p>0.000982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98364">
                <text:p>0.0009836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98448">
                <text:p>0.000984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98532">
                <text:p>0.0009853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98616">
                <text:p>0.0009861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987">
                <text:p>0.000987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98784">
                <text:p>0.000987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98868">
                <text:p>0.0009886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98952">
                <text:p>0.0009895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99036">
                <text:p>0.0009903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9912">
                <text:p>0.000991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99204">
                <text:p>0.0009920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99288">
                <text:p>0.0009928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99372">
                <text:p>0.0009937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99456">
                <text:p>0.0009945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9954">
                <text:p>0.000995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99624">
                <text:p>0.0009962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99708">
                <text:p>0.0009970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99792">
                <text:p>0.00099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99876">
                <text:p>0.0009987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39396985">
                <text:p>0.039396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